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4" style:family="table">
      <style:table-properties style:width="6.6931in" table:align="margins"/>
    </style:style>
    <style:style style:name="Table14.A" style:family="table-column">
      <style:table-column-properties style:column-width="2.2306in" style:rel-column-width="21840*"/>
    </style:style>
    <style:style style:name="Table14.B" style:family="table-column">
      <style:table-column-properties style:column-width="3.3361in" style:rel-column-width="32665*"/>
    </style:style>
    <style:style style:name="Table14.C" style:family="table-column">
      <style:table-column-properties style:column-width="1.1264in" style:rel-column-width="11030*"/>
    </style:style>
    <style:style style:name="Table1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4.C1" style:family="table-cell">
      <style:table-cell-properties fo:padding="0.0382in" fo:border="0.05pt solid #000000"/>
    </style:style>
    <style:style style:name="Table14.A2" style:family="table-cell">
      <style:table-cell-properties fo:padding="0.0382in" fo:border-left="0.05pt solid #000000" fo:border-right="none" fo:border-top="none" fo:border-bottom="0.05pt solid #000000"/>
    </style:style>
    <style:style style:name="Table1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2.2306in" style:rel-column-width="21840*"/>
    </style:style>
    <style:style style:name="Table1.B" style:family="table-column">
      <style:table-column-properties style:column-width="3.3361in" style:rel-column-width="32665*"/>
    </style:style>
    <style:style style:name="Table1.C" style:family="table-column">
      <style:table-column-properties style:column-width="1.1264in" style:rel-column-width="11030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2.2306in" style:rel-column-width="21840*"/>
    </style:style>
    <style:style style:name="Table2.B" style:family="table-column">
      <style:table-column-properties style:column-width="3.3361in" style:rel-column-width="32665*"/>
    </style:style>
    <style:style style:name="Table2.C" style:family="table-column">
      <style:table-column-properties style:column-width="1.1264in" style:rel-column-width="11030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2.2306in" style:rel-column-width="21840*"/>
    </style:style>
    <style:style style:name="Table3.B" style:family="table-column">
      <style:table-column-properties style:column-width="3.3361in" style:rel-column-width="32665*"/>
    </style:style>
    <style:style style:name="Table3.C" style:family="table-column">
      <style:table-column-properties style:column-width="1.1264in" style:rel-column-width="11030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" style:family="table">
      <style:table-properties style:width="6.6931in" table:align="margins"/>
    </style:style>
    <style:style style:name="Table15.A" style:family="table-column">
      <style:table-column-properties style:column-width="2.2306in" style:rel-column-width="21840*"/>
    </style:style>
    <style:style style:name="Table15.B" style:family="table-column">
      <style:table-column-properties style:column-width="3.3361in" style:rel-column-width="32665*"/>
    </style:style>
    <style:style style:name="Table15.C" style:family="table-column">
      <style:table-column-properties style:column-width="1.1264in" style:rel-column-width="11030*"/>
    </style:style>
    <style:style style:name="Table1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5.C1" style:family="table-cell">
      <style:table-cell-properties fo:padding="0.0382in" fo:border="0.05pt solid #000000"/>
    </style:style>
    <style:style style:name="Table15.A2" style:family="table-cell">
      <style:table-cell-properties fo:padding="0.0382in" fo:border-left="0.05pt solid #000000" fo:border-right="none" fo:border-top="none" fo:border-bottom="0.05pt solid #000000"/>
    </style:style>
    <style:style style:name="Table1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6" style:family="table">
      <style:table-properties style:width="6.6931in" table:align="margins"/>
    </style:style>
    <style:style style:name="Table16.A" style:family="table-column">
      <style:table-column-properties style:column-width="2.2306in" style:rel-column-width="21840*"/>
    </style:style>
    <style:style style:name="Table16.B" style:family="table-column">
      <style:table-column-properties style:column-width="3.3361in" style:rel-column-width="32665*"/>
    </style:style>
    <style:style style:name="Table16.C" style:family="table-column">
      <style:table-column-properties style:column-width="1.1264in" style:rel-column-width="11030*"/>
    </style:style>
    <style:style style:name="Table1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6.C1" style:family="table-cell">
      <style:table-cell-properties fo:padding="0.0382in" fo:border="0.05pt solid #000000"/>
    </style:style>
    <style:style style:name="Table16.A2" style:family="table-cell">
      <style:table-cell-properties fo:padding="0.0382in" fo:border-left="0.05pt solid #000000" fo:border-right="none" fo:border-top="none" fo:border-bottom="0.05pt solid #000000"/>
    </style:style>
    <style:style style:name="Table1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6931in" table:align="margins"/>
    </style:style>
    <style:style style:name="Table7.A" style:family="table-column">
      <style:table-column-properties style:column-width="2.2306in" style:rel-column-width="21840*"/>
    </style:style>
    <style:style style:name="Table7.B" style:family="table-column">
      <style:table-column-properties style:column-width="3.3361in" style:rel-column-width="32665*"/>
    </style:style>
    <style:style style:name="Table7.C" style:family="table-column">
      <style:table-column-properties style:column-width="1.1264in" style:rel-column-width="11030*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C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6931in" table:align="margins"/>
    </style:style>
    <style:style style:name="Table8.A" style:family="table-column">
      <style:table-column-properties style:column-width="2.2306in" style:rel-column-width="21840*"/>
    </style:style>
    <style:style style:name="Table8.B" style:family="table-column">
      <style:table-column-properties style:column-width="3.3361in" style:rel-column-width="32665*"/>
    </style:style>
    <style:style style:name="Table8.C" style:family="table-column">
      <style:table-column-properties style:column-width="1.1264in" style:rel-column-width="11030*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C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6.6931in" table:align="margins"/>
    </style:style>
    <style:style style:name="Table9.A" style:family="table-column">
      <style:table-column-properties style:column-width="2.2306in" style:rel-column-width="21840*"/>
    </style:style>
    <style:style style:name="Table9.B" style:family="table-column">
      <style:table-column-properties style:column-width="3.3361in" style:rel-column-width="32665*"/>
    </style:style>
    <style:style style:name="Table9.C" style:family="table-column">
      <style:table-column-properties style:column-width="1.1264in" style:rel-column-width="11030*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C1" style:family="table-cell">
      <style:table-cell-properties fo:padding="0.0382in" fo:border="0.05pt solid #000000"/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6.6931in" table:align="margins"/>
    </style:style>
    <style:style style:name="Table10.A" style:family="table-column">
      <style:table-column-properties style:column-width="2.2306in" style:rel-column-width="21840*"/>
    </style:style>
    <style:style style:name="Table10.B" style:family="table-column">
      <style:table-column-properties style:column-width="3.3361in" style:rel-column-width="32665*"/>
    </style:style>
    <style:style style:name="Table10.C" style:family="table-column">
      <style:table-column-properties style:column-width="1.1264in" style:rel-column-width="11030*"/>
    </style:style>
    <style:style style:name="Table1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.C1" style:family="table-cell">
      <style:table-cell-properties fo:padding="0.0382in" fo:border="0.05pt solid #000000"/>
    </style:style>
    <style:style style:name="Table10.A2" style:family="table-cell">
      <style:table-cell-properties fo:padding="0.0382in" fo:border-left="0.05pt solid #000000" fo:border-right="none" fo:border-top="none" fo:border-bottom="0.05pt solid #000000"/>
    </style:style>
    <style:style style:name="Table10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6.6931in" table:align="margins"/>
    </style:style>
    <style:style style:name="Table11.A" style:family="table-column">
      <style:table-column-properties style:column-width="2.2306in" style:rel-column-width="21840*"/>
    </style:style>
    <style:style style:name="Table11.B" style:family="table-column">
      <style:table-column-properties style:column-width="3.3361in" style:rel-column-width="32665*"/>
    </style:style>
    <style:style style:name="Table11.C" style:family="table-column">
      <style:table-column-properties style:column-width="1.1264in" style:rel-column-width="11030*"/>
    </style:style>
    <style:style style:name="Table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.C1" style:family="table-cell">
      <style:table-cell-properties fo:padding="0.0382in" fo:border="0.05pt solid #000000"/>
    </style:style>
    <style:style style:name="Table11.A2" style:family="table-cell">
      <style:table-cell-properties fo:padding="0.0382in" fo:border-left="0.05pt solid #000000" fo:border-right="none" fo:border-top="none" fo:border-bottom="0.05pt solid #000000"/>
    </style:style>
    <style:style style:name="Table1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" style:family="table">
      <style:table-properties style:width="6.6931in" table:align="margins"/>
    </style:style>
    <style:style style:name="Table12.A" style:family="table-column">
      <style:table-column-properties style:column-width="2.2306in" style:rel-column-width="21840*"/>
    </style:style>
    <style:style style:name="Table12.B" style:family="table-column">
      <style:table-column-properties style:column-width="3.3361in" style:rel-column-width="32665*"/>
    </style:style>
    <style:style style:name="Table12.C" style:family="table-column">
      <style:table-column-properties style:column-width="1.1264in" style:rel-column-width="11030*"/>
    </style:style>
    <style:style style:name="Table1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2.C1" style:family="table-cell">
      <style:table-cell-properties fo:padding="0.0382in" fo:border="0.05pt solid #000000"/>
    </style:style>
    <style:style style:name="Table12.A2" style:family="table-cell">
      <style:table-cell-properties fo:padding="0.0382in" fo:border-left="0.05pt solid #000000" fo:border-right="none" fo:border-top="none" fo:border-bottom="0.05pt solid #000000"/>
    </style:style>
    <style:style style:name="Table1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" style:family="table">
      <style:table-properties style:width="6.6931in" table:align="margins"/>
    </style:style>
    <style:style style:name="Table13.A" style:family="table-column">
      <style:table-column-properties style:column-width="2.2306in" style:rel-column-width="21840*"/>
    </style:style>
    <style:style style:name="Table13.B" style:family="table-column">
      <style:table-column-properties style:column-width="3.3361in" style:rel-column-width="32665*"/>
    </style:style>
    <style:style style:name="Table13.C" style:family="table-column">
      <style:table-column-properties style:column-width="1.1264in" style:rel-column-width="11030*"/>
    </style:style>
    <style:style style:name="Table1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3.C1" style:family="table-cell">
      <style:table-cell-properties fo:padding="0.0382in" fo:border="0.05pt solid #000000"/>
    </style:style>
    <style:style style:name="Table13.A2" style:family="table-cell">
      <style:table-cell-properties fo:padding="0.0382in" fo:border-left="0.05pt solid #000000" fo:border-right="none" fo:border-top="none" fo:border-bottom="0.05pt solid #000000"/>
    </style:style>
    <style:style style:name="Table1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2.2306in" style:rel-column-width="21840*"/>
    </style:style>
    <style:style style:name="Table4.B" style:family="table-column">
      <style:table-column-properties style:column-width="3.3361in" style:rel-column-width="32665*"/>
    </style:style>
    <style:style style:name="Table4.C" style:family="table-column">
      <style:table-column-properties style:column-width="1.1264in" style:rel-column-width="11030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C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2.2306in" style:rel-column-width="21840*"/>
    </style:style>
    <style:style style:name="Table5.B" style:family="table-column">
      <style:table-column-properties style:column-width="3.3361in" style:rel-column-width="32665*"/>
    </style:style>
    <style:style style:name="Table5.C" style:family="table-column">
      <style:table-column-properties style:column-width="1.1264in" style:rel-column-width="11030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C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6931in" table:align="margins"/>
    </style:style>
    <style:style style:name="Table6.A" style:family="table-column">
      <style:table-column-properties style:column-width="2.2306in" style:rel-column-width="21840*"/>
    </style:style>
    <style:style style:name="Table6.B" style:family="table-column">
      <style:table-column-properties style:column-width="3.3361in" style:rel-column-width="32665*"/>
    </style:style>
    <style:style style:name="Table6.C" style:family="table-column">
      <style:table-column-properties style:column-width="1.1264in" style:rel-column-width="11030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C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7" style:family="table">
      <style:table-properties style:width="6.6931in" table:align="margins"/>
    </style:style>
    <style:style style:name="Table17.A" style:family="table-column">
      <style:table-column-properties style:column-width="2.2306in" style:rel-column-width="21840*"/>
    </style:style>
    <style:style style:name="Table17.B" style:family="table-column">
      <style:table-column-properties style:column-width="3.3361in" style:rel-column-width="32665*"/>
    </style:style>
    <style:style style:name="Table17.C" style:family="table-column">
      <style:table-column-properties style:column-width="1.1264in" style:rel-column-width="11030*"/>
    </style:style>
    <style:style style:name="Table1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7.C1" style:family="table-cell">
      <style:table-cell-properties fo:padding="0.0382in" fo:border="0.05pt solid #000000"/>
    </style:style>
    <style:style style:name="Table17.A2" style:family="table-cell">
      <style:table-cell-properties fo:padding="0.0382in" fo:border-left="0.05pt solid #000000" fo:border-right="none" fo:border-top="none" fo:border-bottom="0.05pt solid #000000"/>
    </style:style>
    <style:style style:name="Table17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fo:font-weight="bold" officeooo:rsid="001b9995" officeooo:paragraph-rsid="001b9995" style:font-weight-asian="bold" style:font-weight-complex="bold"/>
    </style:style>
    <style:style style:name="P3" style:family="paragraph" style:parent-style-name="Table_20_Contents">
      <style:text-properties officeooo:rsid="000f90a9" officeooo:paragraph-rsid="000f90a9"/>
    </style:style>
    <style:style style:name="P4" style:family="paragraph" style:parent-style-name="Table_20_Contents">
      <style:text-properties officeooo:rsid="00108af4" officeooo:paragraph-rsid="00108af4"/>
    </style:style>
    <style:style style:name="P5" style:family="paragraph" style:parent-style-name="Table_20_Contents">
      <style:text-properties officeooo:rsid="00109ef4" officeooo:paragraph-rsid="00109ef4"/>
    </style:style>
    <style:style style:name="P6" style:family="paragraph" style:parent-style-name="Table_20_Contents">
      <style:text-properties officeooo:rsid="00116965" officeooo:paragraph-rsid="00116965"/>
    </style:style>
    <style:style style:name="P7" style:family="paragraph" style:parent-style-name="Table_20_Contents">
      <style:text-properties officeooo:rsid="00134671" officeooo:paragraph-rsid="00134671"/>
    </style:style>
    <style:style style:name="P8" style:family="paragraph" style:parent-style-name="Table_20_Contents">
      <style:text-properties officeooo:rsid="001399e7" officeooo:paragraph-rsid="001399e7"/>
    </style:style>
    <style:style style:name="P9" style:family="paragraph" style:parent-style-name="Table_20_Contents">
      <style:text-properties officeooo:rsid="0014db2d" officeooo:paragraph-rsid="0014db2d"/>
    </style:style>
    <style:style style:name="P10" style:family="paragraph" style:parent-style-name="Table_20_Contents">
      <style:text-properties officeooo:rsid="0016c761" officeooo:paragraph-rsid="0016c761"/>
    </style:style>
    <style:style style:name="P11" style:family="paragraph" style:parent-style-name="Table_20_Contents">
      <style:text-properties officeooo:rsid="00176657" officeooo:paragraph-rsid="00176657"/>
    </style:style>
    <style:style style:name="P12" style:family="paragraph" style:parent-style-name="Table_20_Contents">
      <style:text-properties officeooo:rsid="001815e5" officeooo:paragraph-rsid="001815e5"/>
    </style:style>
    <style:style style:name="P13" style:family="paragraph" style:parent-style-name="Standard" style:list-style-name="L3">
      <style:text-properties style:font-name="Liberation Serif" fo:font-size="12pt" style:font-size-asian="12pt"/>
    </style:style>
    <style:style style:name="P14" style:family="paragraph" style:parent-style-name="Standard">
      <style:paragraph-properties fo:break-before="page"/>
    </style:style>
    <style:style style:name="P15" style:family="paragraph" style:parent-style-name="Text_20_body" style:list-style-name=""/>
    <style:style style:name="P16" style:family="paragraph" style:parent-style-name="Text_20_body" style:list-style-name="L1"/>
    <style:style style:name="P17" style:family="paragraph" style:parent-style-name="Text_20_body" style:list-style-name="L2"/>
    <style:style style:name="P18" style:family="paragraph" style:parent-style-name="Text_20_body">
      <style:paragraph-properties fo:break-before="page"/>
    </style:style>
    <style:style style:name="P19" style:family="paragraph" style:parent-style-name="Table_20_Contents" style:list-style-name="L3"/>
    <style:style style:name="P20" style:family="paragraph" style:parent-style-name="Table_20_Contents" style:list-style-name="L3">
      <style:text-properties officeooo:rsid="00148e29" officeooo:paragraph-rsid="00148e29"/>
    </style:style>
    <style:style style:name="P21" style:family="paragraph" style:parent-style-name="Table_20_Contents" style:list-style-name="L3">
      <style:text-properties officeooo:rsid="000f90a9" officeooo:paragraph-rsid="000f90a9"/>
    </style:style>
    <style:style style:name="P22" style:family="paragraph" style:parent-style-name="Table_20_Contents" style:list-style-name="L3">
      <style:text-properties officeooo:rsid="00108af4" officeooo:paragraph-rsid="00108af4"/>
    </style:style>
    <style:style style:name="P23" style:family="paragraph" style:parent-style-name="Table_20_Contents" style:list-style-name="L3">
      <style:text-properties officeooo:rsid="00109ef4" officeooo:paragraph-rsid="00109ef4"/>
    </style:style>
    <style:style style:name="P24" style:family="paragraph" style:parent-style-name="Table_20_Contents" style:list-style-name="L3">
      <style:text-properties officeooo:rsid="00147cf4" officeooo:paragraph-rsid="00147cf4"/>
    </style:style>
    <style:style style:name="P25" style:family="paragraph" style:parent-style-name="Table_20_Contents" style:list-style-name="L3">
      <style:text-properties officeooo:rsid="00116965" officeooo:paragraph-rsid="00116965"/>
    </style:style>
    <style:style style:name="P26" style:family="paragraph" style:parent-style-name="Table_20_Contents" style:list-style-name="L3">
      <style:text-properties officeooo:rsid="00116b99" officeooo:paragraph-rsid="00116b99"/>
    </style:style>
    <style:style style:name="P27" style:family="paragraph" style:parent-style-name="Table_20_Contents" style:list-style-name="L3">
      <style:text-properties officeooo:rsid="00134671" officeooo:paragraph-rsid="00134671"/>
    </style:style>
    <style:style style:name="P28" style:family="paragraph" style:parent-style-name="Table_20_Contents" style:list-style-name="L3">
      <style:text-properties officeooo:rsid="0014db2d" officeooo:paragraph-rsid="0014db2d"/>
    </style:style>
    <style:style style:name="P29" style:family="paragraph" style:parent-style-name="Table_20_Contents" style:list-style-name="L3">
      <style:text-properties officeooo:rsid="001399e7" officeooo:paragraph-rsid="001399e7"/>
    </style:style>
    <style:style style:name="P30" style:family="paragraph" style:parent-style-name="Table_20_Contents" style:list-style-name="L3">
      <style:text-properties officeooo:rsid="0016c761" officeooo:paragraph-rsid="0016c761"/>
    </style:style>
    <style:style style:name="P31" style:family="paragraph" style:parent-style-name="Table_20_Contents" style:list-style-name="L3">
      <style:text-properties officeooo:rsid="00176657" officeooo:paragraph-rsid="00176657"/>
    </style:style>
    <style:style style:name="P32" style:family="paragraph" style:parent-style-name="Heading_20_2">
      <style:paragraph-properties fo:break-before="page"/>
    </style:style>
    <style:style style:name="P33" style:family="paragraph" style:parent-style-name="Heading_20_2" style:list-style-name="">
      <style:paragraph-properties fo:break-before="page"/>
    </style:style>
    <style:style style:name="T1" style:family="text">
      <style:text-properties officeooo:rsid="00108af4"/>
    </style:style>
    <style:style style:name="T2" style:family="text">
      <style:text-properties style:text-position="super 58%" officeooo:rsid="00108af4"/>
    </style:style>
    <style:style style:name="T3" style:family="text">
      <style:text-properties officeooo:rsid="00116b99"/>
    </style:style>
    <style:style style:name="T4" style:family="text">
      <style:text-properties officeooo:rsid="00147cf4"/>
    </style:style>
    <style:style style:name="T5" style:family="text">
      <style:text-properties officeooo:rsid="00176657"/>
    </style:style>
    <style:style style:name="T6" style:family="text">
      <style:text-properties officeooo:rsid="001815e5"/>
    </style:style>
    <style:style style:name="T7" style:family="text">
      <style:text-properties officeooo:rsid="001999ce"/>
    </style:style>
    <style:style style:name="T8" style:family="text">
      <style:text-properties officeooo:rsid="001b9995"/>
    </style:style>
    <style:style style:name="T9" style:family="text">
      <style:text-properties officeooo:rsid="001e804f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Self-assessment for <text:span text:style-name="T9">Organization Y</text:span></text:p>
      <text:p text:style-name="Text_20_body"/>
      <text:h text:style-name="P33" text:outline-level="2">Instructions</text:h>
      <text:h text:style-name="P15" text:outline-level="2">Read through the requirement and examples. Fill in to the empty column by answering these questions:</text:h>
      <text:list xml:id="list3404938000" text:style-name="L1">
        <text:list-item>
          <text:h text:style-name="P16" text:outline-level="2">How is this requirement currently fulfilled?</text:h>
        </text:list-item>
        <text:list-item>
          <text:h text:style-name="P16" text:outline-level="2"><office:annotation><dc:date>2019-04-03T08:31:20</dc:date><text:p>&lt;!--[if gte mso 9]&gt;&lt;xml&gt;</text:p><text:p><text:s/>&lt;w:WordDocument&gt;</text:p><text:p><text:s text:c="2"/>&lt;w:View&gt;Normal&lt;/w:View&gt;</text:p><text:p><text:s text:c="2"/>&lt;w:Zoom&gt;0&lt;/w:Zoom&gt;</text:p><text:p><text:s text:c="2"/>&lt;w:TrackMoves/&gt;</text:p><text:p><text:s text:c="2"/>&lt;w:TrackFormatting/&gt;</text:p><text:p><text:s text:c="2"/>&lt;w:PunctuationKerning/&gt;</text:p><text:p><text:s text:c="2"/>&lt;w:ValidateAgainstSchemas/&gt;</text:p><text:p><text:s text:c="2"/>&lt;w:SaveIfXMLInvalid&gt;false&lt;/w:SaveIfXMLInvalid&gt;</text:p><text:p><text:s text:c="2"/>&lt;w:IgnoreMixedContent&gt;false&lt;/w:IgnoreMixedContent&gt;</text:p><text:p><text:s text:c="2"/>&lt;w:AlwaysShowPlaceholderText&gt;false&lt;/w:AlwaysShowPlaceholderText&gt;</text:p><text:p><text:s text:c="2"/>&lt;w:DoNotPromoteQF/&gt;</text:p><text:p><text:s text:c="2"/>&lt;w:LidThemeOther&gt;EN-US&lt;/w:LidThemeOther&gt;</text:p><text:p><text:s text:c="2"/>&lt;w:LidThemeAsian&gt;X-NONE&lt;/w:LidThemeAsian&gt;</text:p><text:p><text:s text:c="2"/>&lt;w:LidThemeComplexScript&gt;X-NONE&lt;/w:LidThemeComplexScript&gt;</text:p><text:p><text:s text:c="2"/>&lt;w:Compatibility&gt;</text:p><text:p><text:s text:c="3"/>&lt;w:BreakWrappedTables/&gt;</text:p><text:p><text:s text:c="3"/>&lt;w:SnapToGridInCell/&gt;</text:p><text:p><text:s text:c="3"/>&lt;w:WrapTextWithPunct/&gt;</text:p><text:p><text:s text:c="3"/>&lt;w:UseAsianBreakRules/&gt;</text:p><text:p><text:s text:c="3"/>&lt;w:DontGrowAutofit/&gt;</text:p><text:p><text:s text:c="3"/>&lt;w:SplitPgBreakAndParaMark/&gt;</text:p><text:p><text:s text:c="3"/>&lt;w:EnableOpenTypeKerning/&gt;</text:p><text:p><text:s text:c="3"/>&lt;w:DontFlipMirrorIndents/&gt;</text:p><text:p><text:s text:c="3"/>&lt;w:OverrideTableStyleHps/&gt;</text:p><text:p><text:s text:c="3"/>&lt;w:UseFELayout/&gt;</text:p><text:p><text:s text:c="2"/>&lt;/w:Compatibility&gt;</text:p><text:p><text:s text:c="2"/>&lt;w:DoNotOptimizeForBrowser/&gt;</text:p><text:p><text:s text:c="2"/>&lt;m:mathPr&gt;</text:p><text:p><text:s text:c="3"/>&lt;m:mathFont m:val="Cambria Math"/&gt;</text:p><text:p><text:s text:c="3"/>&lt;m:brkBin m:val="before"/&gt;</text:p><text:p><text:s text:c="3"/>&lt;m:brkBinSub m:val="&amp;#45;-"/&gt;</text:p><text:p><text:s text:c="3"/>&lt;m:smallFrac m:val="off"/&gt;</text:p><text:p><text:s text:c="3"/>&lt;m:dispDef/&gt;</text:p><text:p><text:s text:c="3"/>&lt;m:lMargin m:val="0"/&gt;</text:p><text:p><text:s text:c="3"/>&lt;m:rMargin m:val="0"/&gt;</text:p><text:p><text:s text:c="3"/>&lt;m:defJc m:val="centerGroup"/&gt;</text:p><text:p><text:s text:c="3"/>&lt;m:wrapIndent m:val="1440"/&gt;</text:p><text:p><text:s text:c="3"/>&lt;m:intLim m:val="subSup"/&gt;</text:p><text:p><text:s text:c="3"/>&lt;m:naryLim m:val="undOvr"/&gt;</text:p><text:p><text:s text:c="2"/>&lt;/m:mathPr&gt;&lt;/w:WordDocument&gt;</text:p><text:p>&lt;/xml&gt;&lt;![endif]--&gt;</text:p></office:annotation><office:annotation><dc:date>2019-04-03T08:31:21</dc:date><text:p>&lt;!--[if gte mso 9]&gt;&lt;xml&gt;</text:p><text:p><text:s/>&lt;w:LatentStyles DefLockedState="false" DefUnhideWhenUsed="false"</text:p><text:p><text:s text:c="2"/>DefSemiHidden="false" DefQFormat="false" DefPriority="99"</text:p><text:p><text:s text:c="2"/>LatentStyleCount="375"&gt;</text:p><text:p><text:s text:c="2"/>&lt;w:LsdException Locked="false" Priority="0" QFormat="true" Name="Normal"/&gt;</text:p><text:p><text:s text:c="2"/>&lt;w:LsdException Locked="false" Priority="9" QFormat="true" Name="heading 1"/&gt;</text:p><text:p><text:s text:c="2"/>&lt;w:LsdException Locked="false" Priority="9" SemiHidden="true"</text:p><text:p><text:s text:c="3"/>UnhideWhenUsed="true" QFormat="true" Name="heading 2"/&gt;</text:p><text:p><text:s text:c="2"/>&lt;w:LsdException Locked="false" Priority="9" SemiHidden="true"</text:p><text:p><text:s text:c="3"/>UnhideWhenUsed="true" QFormat="true" Name="heading 3"/&gt;</text:p><text:p><text:s text:c="2"/>&lt;w:LsdException Locked="false" Priority="9" SemiHidden="true"</text:p><text:p><text:s text:c="3"/>UnhideWhenUsed="true" QFormat="true" Name="heading 4"/&gt;</text:p><text:p><text:s text:c="2"/>&lt;w:LsdException Locked="false" Priority="9" SemiHidden="true"</text:p><text:p><text:s text:c="3"/>UnhideWhenUsed="true" QFormat="true" Name="heading 5"/&gt;</text:p><text:p><text:s text:c="2"/>&lt;w:LsdException Locked="false" Priority="9" SemiHidden="true"</text:p><text:p><text:s text:c="3"/>UnhideWhenUsed="true" QFormat="true" Name="heading 6"/&gt;</text:p><text:p><text:s text:c="2"/>&lt;w:LsdException Locked="false" Priority="9" SemiHidden="true"</text:p><text:p><text:s text:c="3"/>UnhideWhenUsed="true" QFormat="true" Name="heading 7"/&gt;</text:p><text:p><text:s text:c="2"/>&lt;w:LsdException Locked="false" Priority="9" SemiHidden="true"</text:p><text:p><text:s text:c="3"/>UnhideWhenUsed="true" QFormat="true" Name="heading 8"/&gt;</text:p><text:p><text:s text:c="2"/>&lt;w:LsdException Locked="false" Priority="9" SemiHidden="true"</text:p><text:p><text:s text:c="3"/>UnhideWhenUsed="true" QFormat="true" Name="heading 9"/&gt;</text:p><text:p><text:s text:c="2"/>&lt;w:LsdException Locked="false" SemiHidden="true" UnhideWhenUsed="true"</text:p><text:p><text:s text:c="3"/>Name="index 1"/&gt;</text:p><text:p><text:s text:c="2"/>&lt;w:LsdException Locked="false" SemiHidden="true" UnhideWhenUsed="true"</text:p><text:p><text:s text:c="3"/>Name="index 2"/&gt;</text:p><text:p><text:s text:c="2"/>&lt;w:LsdException Locked="false" SemiHidden="true" UnhideWhenUsed="true"</text:p><text:p><text:s text:c="3"/>Name="index 3"/&gt;</text:p><text:p><text:s text:c="2"/>&lt;w:LsdException Locked="false" SemiHidden="true" UnhideWhenUsed="true"</text:p><text:p><text:s text:c="3"/>Name="index 4"/&gt;</text:p><text:p><text:s text:c="2"/>&lt;w:LsdException Locked="false" SemiHidden="true" UnhideWhenUsed="true"</text:p><text:p><text:s text:c="3"/>Name="index 5"/&gt;</text:p><text:p><text:s text:c="2"/>&lt;w:LsdException Locked="false" SemiHidden="true" UnhideWhenUsed="true"</text:p><text:p><text:s text:c="3"/>Name="index 6"/&gt;</text:p><text:p><text:s text:c="2"/>&lt;w:LsdException Locked="false" SemiHidden="true" UnhideWhenUsed="true"</text:p><text:p><text:s text:c="3"/>Name="index 7"/&gt;</text:p><text:p><text:s text:c="2"/>&lt;w:LsdException Locked="false" SemiHidden="true" UnhideWhenUsed="true"</text:p><text:p><text:s text:c="3"/>Name="index 8"/&gt;</text:p><text:p><text:s text:c="2"/>&lt;w:LsdException Locked="false" SemiHidden="true" UnhideWhenUsed="true"</text:p><text:p><text:s text:c="3"/>Name="index 9"/&gt;</text:p><text:p><text:s text:c="2"/>&lt;w:LsdException Locked="false" Priority="39" SemiHidden="true"</text:p><text:p><text:s text:c="3"/>UnhideWhenUsed="true" Name="toc 1"/&gt;</text:p><text:p><text:s text:c="2"/>&lt;w:LsdException Locked="false" Priority="39" SemiHidden="true"</text:p><text:p><text:s text:c="3"/>UnhideWhenUsed="true" Name="toc 2"/&gt;</text:p><text:p><text:s text:c="2"/>&lt;w:LsdException Locked="false" Priority="39" SemiHidden="true"</text:p><text:p><text:s text:c="3"/>UnhideWhenUsed="true" Name="toc 3"/&gt;</text:p><text:p><text:s text:c="2"/>&lt;w:LsdException Locked="false" Priority="39" SemiHidden="true"</text:p><text:p><text:s text:c="3"/>UnhideWhenUsed="true" Name="toc 4"/&gt;</text:p><text:p><text:s text:c="2"/>&lt;w:LsdException Locked="false" Priority="39" SemiHidden="true"</text:p><text:p><text:s text:c="3"/>UnhideWhenUsed="true" Name="toc 5"/&gt;</text:p><text:p><text:s text:c="2"/>&lt;w:LsdException Locked="false" Priority="39" SemiHidden="true"</text:p><text:p><text:s text:c="3"/>UnhideWhenUsed="true" Name="toc 6"/&gt;</text:p><text:p><text:s text:c="2"/>&lt;w:LsdException Locked="false" Priority="39" SemiHidden="true"</text:p><text:p><text:s text:c="3"/>UnhideWhenUsed="true" Name="toc 7"/&gt;</text:p><text:p><text:s text:c="2"/>&lt;w:LsdException Locked="false" Priority="39" SemiHidden="true"</text:p><text:p><text:s text:c="3"/>UnhideWhenUsed="true" Name="toc 8"/&gt;</text:p><text:p><text:s text:c="2"/>&lt;w:LsdException Locked="false" Priority="39" SemiHidden="true"</text:p><text:p><text:s text:c="3"/>UnhideWhenUsed="true" Name="toc 9"/&gt;</text:p><text:p><text:s text:c="2"/>&lt;w:LsdException Locked="false" SemiHidden="true" UnhideWhenUsed="true"</text:p><text:p><text:s text:c="3"/>Name="Normal Indent"/&gt;</text:p><text:p><text:s text:c="2"/>&lt;w:LsdException Locked="false" SemiHidden="true" UnhideWhenUsed="true"</text:p><text:p><text:s text:c="3"/>Name="footnote text"/&gt;</text:p><text:p><text:s text:c="2"/>&lt;w:LsdException Locked="false" SemiHidden="true" UnhideWhenUsed="true"</text:p><text:p><text:s text:c="3"/>Name="annotation text"/&gt;</text:p><text:p><text:s text:c="2"/>&lt;w:LsdException Locked="false" SemiHidden="true" UnhideWhenUsed="true"</text:p><text:p><text:s text:c="3"/>Name="header"/&gt;</text:p><text:p><text:s text:c="2"/>&lt;w:LsdException Locked="false" SemiHidden="true" UnhideWhenUsed="true"</text:p><text:p><text:s text:c="3"/>Name="footer"/&gt;</text:p><text:p><text:s text:c="2"/>&lt;w:LsdException Locked="false" SemiHidden="true" UnhideWhenUsed="true"</text:p><text:p><text:s text:c="3"/>Name="index heading"/&gt;</text:p><text:p><text:s text:c="2"/>&lt;w:LsdException Locked="false" Priority="35" SemiHidden="true"</text:p><text:p><text:s text:c="3"/>UnhideWhenUsed="true" QFormat="true" Name="caption"/&gt;</text:p><text:p><text:s text:c="2"/>&lt;w:LsdException Locked="false" SemiHidden="true" UnhideWhenUsed="true"</text:p><text:p><text:s text:c="3"/>Name="table of figures"/&gt;</text:p><text:p><text:s text:c="2"/>&lt;w:LsdException Locked="false" SemiHidden="true" UnhideWhenUsed="true"</text:p><text:p><text:s text:c="3"/>Name="envelope address"/&gt;</text:p><text:p><text:s text:c="2"/>&lt;w:LsdException Locked="false" SemiHidden="true" UnhideWhenUsed="true"</text:p><text:p><text:s text:c="3"/>Name="envelope return"/&gt;</text:p><text:p><text:s text:c="2"/>&lt;w:LsdException Locked="false" SemiHidden="true" UnhideWhenUsed="true"</text:p><text:p><text:s text:c="3"/>Name="footnote reference"/&gt;</text:p><text:p><text:s text:c="2"/>&lt;w:LsdException Locked="false" SemiHidden="true" UnhideWhenUsed="true"</text:p><text:p><text:s text:c="3"/>Name="annotation reference"/&gt;</text:p><text:p><text:s text:c="2"/>&lt;w:LsdException Locked="false" SemiHidden="true" UnhideWhenUsed="true"</text:p><text:p><text:s text:c="3"/>Name="line number"/&gt;</text:p><text:p><text:s text:c="2"/>&lt;w:LsdException Locked="false" SemiHidden="true" UnhideWhenUsed="true"</text:p><text:p><text:s text:c="3"/>Name="page number"/&gt;</text:p><text:p><text:s text:c="2"/>&lt;w:LsdException Locked="false" SemiHidden="true" UnhideWhenUsed="true"</text:p><text:p><text:s text:c="3"/>Name="endnote reference"/&gt;</text:p><text:p><text:s text:c="2"/>&lt;w:LsdException Locked="false" SemiHidden="true" UnhideWhenUsed="true"</text:p><text:p><text:s text:c="3"/>Name="endnote text"/&gt;</text:p><text:p><text:s text:c="2"/>&lt;w:LsdException Locked="false" SemiHidden="true" UnhideWhenUsed="true"</text:p><text:p><text:s text:c="3"/>Name="table of authorities"/&gt;</text:p><text:p><text:s text:c="2"/>&lt;w:LsdException Locked="false" SemiHidden="true" UnhideWhenUsed="true"</text:p><text:p><text:s text:c="3"/>Name="macro"/&gt;</text:p><text:p><text:s text:c="2"/>&lt;w:LsdException Locked="false" SemiHidden="true" UnhideWhenUsed="true"</text:p><text:p><text:s text:c="3"/>Name="toa heading"/&gt;</text:p><text:p><text:s text:c="2"/>&lt;w:LsdException Locked="false" SemiHidden="true" UnhideWhenUsed="true"</text:p><text:p><text:s text:c="3"/>Name="List"/&gt;</text:p><text:p><text:s text:c="2"/>&lt;w:LsdException Locked="false" SemiHidden="true" UnhideWhenUsed="true"</text:p><text:p><text:s text:c="3"/>Name="List Bullet"/&gt;</text:p><text:p><text:s text:c="2"/>&lt;w:LsdException Locked="false" SemiHidden="true" UnhideWhenUsed="true"</text:p><text:p><text:s text:c="3"/>Name="List Number"/&gt;</text:p><text:p><text:s text:c="2"/>&lt;w:LsdException Locked="false" SemiHidden="true" UnhideWhenUsed="true"</text:p><text:p><text:s text:c="3"/>Name="List 2"/&gt;</text:p><text:p><text:s text:c="2"/>&lt;w:LsdException Locked="false" SemiHidden="true" UnhideWhenUsed="true"</text:p><text:p><text:s text:c="3"/>Name="List 3"/&gt;</text:p><text:p><text:s text:c="2"/>&lt;w:LsdException Locked="false" SemiHidden="true" UnhideWhenUsed="true"</text:p><text:p><text:s text:c="3"/>Name="List 4"/&gt;</text:p><text:p><text:s text:c="2"/>&lt;w:LsdException Locked="false" SemiHidden="true" UnhideWhenUsed="true"</text:p><text:p><text:s text:c="3"/>Name="List 5"/&gt;</text:p><text:p><text:s text:c="2"/>&lt;w:LsdException Locked="false" SemiHidden="true" UnhideWhenUsed="true"</text:p><text:p><text:s text:c="3"/>Name="List Bullet 2"/&gt;</text:p><text:p><text:s text:c="2"/>&lt;w:LsdException Locked="false" SemiHidden="true" UnhideWhenUsed="true"</text:p><text:p><text:s text:c="3"/>Name="List Bullet 3"/&gt;</text:p><text:p><text:s text:c="2"/>&lt;w:LsdException Locked="false" SemiHidden="true" UnhideWhenUsed="true"</text:p><text:p><text:s text:c="3"/>Name="List Bullet 4"/&gt;</text:p><text:p><text:s text:c="2"/>&lt;w:LsdException Locked="false" SemiHidden="true" UnhideWhenUsed="true"</text:p><text:p><text:s text:c="3"/>Name="List Bullet 5"/&gt;</text:p><text:p><text:s text:c="2"/>&lt;w:LsdException Locked="false" SemiHidden="true" UnhideWhenUsed="true"</text:p><text:p><text:s text:c="3"/>Name="List Number 2"/&gt;</text:p><text:p><text:s text:c="2"/>&lt;w:LsdException Locked="false" SemiHidden="true" UnhideWhenUsed="true"</text:p><text:p><text:s text:c="3"/>Name="List Number 3"/&gt;</text:p><text:p><text:s text:c="2"/>&lt;w:LsdException Locked="false" SemiHidden="true" UnhideWhenUsed="true"</text:p><text:p><text:s text:c="3"/>Name="List Number 4"/&gt;</text:p><text:p><text:s text:c="2"/>&lt;w:LsdException Locked="false" SemiHidden="true" UnhideWhenUsed="true"</text:p><text:p><text:s text:c="3"/>Name="List Number 5"/&gt;</text:p><text:p><text:s text:c="2"/>&lt;w:LsdException Locked="false" Priority="10" QFormat="true" Name="Title"/&gt;</text:p><text:p><text:s text:c="2"/>&lt;w:LsdException Locked="false" SemiHidden="true" UnhideWhenUsed="true"</text:p><text:p><text:s text:c="3"/>Name="Closing"/&gt;</text:p><text:p><text:s text:c="2"/>&lt;w:LsdException Locked="false" SemiHidden="true" UnhideWhenUsed="true"</text:p><text:p><text:s text:c="3"/>Name="Signature"/&gt;</text:p><text:p><text:s text:c="2"/>&lt;w:LsdException Locked="false" Priority="1" SemiHidden="true"</text:p><text:p><text:s text:c="3"/>UnhideWhenUsed="true" Name="Default Paragraph Font"/&gt;</text:p><text:p><text:s text:c="2"/>&lt;w:LsdException Locked="false" SemiHidden="true" UnhideWhenUsed="true"</text:p><text:p><text:s text:c="3"/>Name="Body Text"/&gt;</text:p><text:p><text:s text:c="2"/>&lt;w:LsdException Locked="false" SemiHidden="true" UnhideWhenUsed="true"</text:p><text:p><text:s text:c="3"/>Name="Body Text Indent"/&gt;</text:p><text:p><text:s text:c="2"/>&lt;w:LsdException Locked="false" SemiHidden="true" UnhideWhenUsed="true"</text:p><text:p><text:s text:c="3"/>Name="List Continue"/&gt;</text:p><text:p><text:s text:c="2"/>&lt;w:LsdException Locked="false" SemiHidden="true" UnhideWhenUsed="true"</text:p><text:p><text:s text:c="3"/>Name="List Continue 2"/&gt;</text:p><text:p><text:s text:c="2"/>&lt;w:LsdException Locked="false" SemiHidden="true" UnhideWhenUsed="true"</text:p><text:p><text:s text:c="3"/>Name="List Continue 3"/&gt;</text:p><text:p><text:s text:c="2"/>&lt;w:LsdException Locked="false" SemiHidden="true" UnhideWhenUsed="true"</text:p><text:p><text:s text:c="3"/>Name="List Continue 4"/&gt;</text:p><text:p><text:s text:c="2"/>&lt;w:LsdException Locked="false" SemiHidden="true" UnhideWhenUsed="true"</text:p><text:p><text:s text:c="3"/>Name="List Continue 5"/&gt;</text:p><text:p><text:s text:c="2"/>&lt;w:LsdException Locked="false" SemiHidden="true" UnhideWhenUsed="true"</text:p><text:p><text:s text:c="3"/>Name="Message Header"/&gt;</text:p><text:p><text:s text:c="2"/>&lt;w:LsdException Locked="false" Priority="11" QFormat="true" Name="Subtitle"/&gt;</text:p><text:p><text:s text:c="2"/>&lt;w:LsdException Locked="false" SemiHidden="true" UnhideWhenUsed="true"</text:p><text:p><text:s text:c="3"/>Name="Salutation"/&gt;</text:p><text:p><text:s text:c="2"/>&lt;w:LsdException Locked="false" SemiHidden="true" UnhideWhenUsed="true"</text:p><text:p><text:s text:c="3"/>Name="Date"/&gt;</text:p><text:p><text:s text:c="2"/>&lt;w:LsdException Locked="false" SemiHidden="true" UnhideWhenUsed="true"</text:p><text:p><text:s text:c="3"/>Name="Body Text First Indent"/&gt;</text:p><text:p><text:s text:c="2"/>&lt;w:LsdException Locked="false" SemiHidden="true" UnhideWhenUsed="true"</text:p><text:p><text:s text:c="3"/>Name="Body Text First Indent 2"/&gt;</text:p><text:p><text:s text:c="2"/>&lt;w:LsdException Locked="false" SemiHidden="true" UnhideWhenUsed="true"</text:p><text:p><text:s text:c="3"/>Name="Note Heading"/&gt;</text:p><text:p><text:s text:c="2"/>&lt;w:LsdException Locked="false" SemiHidden="true" UnhideWhenUsed="true"</text:p><text:p><text:s text:c="3"/>Name="Body Text 2"/&gt;</text:p><text:p><text:s text:c="2"/>&lt;w:LsdException Locked="false" SemiHidden="true" UnhideWhenUsed="true"</text:p><text:p><text:s text:c="3"/>Name="Body Text 3"/&gt;</text:p><text:p><text:s text:c="2"/>&lt;w:LsdException Locked="false" SemiHidden="true" UnhideWhenUsed="true"</text:p><text:p><text:s text:c="3"/>Name="Body Text Indent 2"/&gt;</text:p><text:p><text:s text:c="2"/>&lt;w:LsdException Locked="false" SemiHidden="true" UnhideWhenUsed="true"</text:p><text:p><text:s text:c="3"/>Name="Body Text Indent 3"/&gt;</text:p><text:p><text:s text:c="2"/>&lt;w:LsdException Locked="false" SemiHidden="true" UnhideWhenUsed="true"</text:p><text:p><text:s text:c="3"/>Name="Block Text"/&gt;</text:p><text:p><text:s text:c="2"/>&lt;w:LsdException Locked="false" SemiHidden="true" UnhideWhenUsed="true"</text:p><text:p><text:s text:c="3"/>Name="Hyperlink"/&gt;</text:p><text:p><text:s text:c="2"/>&lt;w:LsdException Locked="false" SemiHidden="true" UnhideWhenUsed="true"</text:p><text:p><text:s text:c="3"/>Name="FollowedHyperlink"/&gt;</text:p><text:p><text:s text:c="2"/>&lt;w:LsdException Locked="false" Priority="22" QFormat="true" Name="Strong"/&gt;</text:p><text:p><text:s text:c="2"/>&lt;w:LsdException Locked="false" Priority="20" QFormat="true" Name="Emphasis"/&gt;</text:p><text:p><text:s text:c="2"/>&lt;w:LsdException Locked="false" SemiHidden="true" UnhideWhenUsed="true"</text:p><text:p><text:s text:c="3"/>Name="Document Map"/&gt;</text:p><text:p><text:s text:c="2"/>&lt;w:LsdException Locked="false" SemiHidden="true" UnhideWhenUsed="true"</text:p><text:p><text:s text:c="3"/>Name="Plain Text"/&gt;</text:p><text:p><text:s text:c="2"/>&lt;w:LsdException Locked="false" SemiHidden="true" UnhideWhenUsed="true"</text:p><text:p><text:s text:c="3"/>Name="E-mail Signature"/&gt;</text:p><text:p><text:s text:c="2"/>&lt;w:LsdException Locked="false" SemiHidden="true" UnhideWhenUsed="true"</text:p><text:p><text:s text:c="3"/>Name="HTML Top of Form"/&gt;</text:p><text:p><text:s text:c="2"/>&lt;w:LsdException Locked="false" SemiHidden="true" UnhideWhenUsed="true"</text:p><text:p><text:s text:c="3"/>Name="HTML Bottom of Form"/&gt;</text:p><text:p><text:s text:c="2"/>&lt;w:LsdException Locked="false" SemiHidden="true" UnhideWhenUsed="true"</text:p><text:p><text:s text:c="3"/>Name="Normal (Web)"/&gt;</text:p><text:p><text:s text:c="2"/>&lt;w:LsdException Locked="false" SemiHidden="true" UnhideWhenUsed="true"</text:p><text:p><text:s text:c="3"/>Name="HTML Acronym"/&gt;</text:p><text:p><text:s text:c="2"/>&lt;w:LsdException Locked="false" SemiHidden="true" UnhideWhenUsed="true"</text:p><text:p><text:s text:c="3"/>Name="HTML Address"/&gt;</text:p><text:p><text:s text:c="2"/>&lt;w:LsdException Locked="false" SemiHidden="true" UnhideWhenUsed="true"</text:p><text:p><text:s text:c="3"/>Name="HTML Cite"/&gt;</text:p><text:p><text:s text:c="2"/>&lt;w:LsdException Locked="false" SemiHidden="true" UnhideWhenUsed="true"</text:p><text:p><text:s text:c="3"/>Name="HTML Code"/&gt;</text:p><text:p><text:s text:c="2"/>&lt;w:LsdException Locked="false" SemiHidden="true" UnhideWhenUsed="true"</text:p><text:p><text:s text:c="3"/>Name="HTML Definition"/&gt;</text:p><text:p><text:s text:c="2"/>&lt;w:LsdException Locked="false" SemiHidden="true" UnhideWhenUsed="true"</text:p><text:p><text:s text:c="3"/>Name="HTML Keyboard"/&gt;</text:p><text:p><text:s text:c="2"/>&lt;w:LsdException Locked="false" SemiHidden="true" UnhideWhenUsed="true"</text:p><text:p><text:s text:c="3"/>Name="HTML Preformatted"/&gt;</text:p><text:p><text:s text:c="2"/>&lt;w:LsdException Locked="false" SemiHidden="true" UnhideWhenUsed="true"</text:p><text:p><text:s text:c="3"/>Name="HTML Sample"/&gt;</text:p><text:p><text:s text:c="2"/>&lt;w:LsdException Locked="false" SemiHidden="true" UnhideWhenUsed="true"</text:p><text:p><text:s text:c="3"/>Name="HTML Typewriter"/&gt;</text:p><text:p><text:s text:c="2"/>&lt;w:LsdException Locked="false" SemiHidden="true" UnhideWhenUsed="true"</text:p><text:p><text:s text:c="3"/>Name="HTML Variable"/&gt;</text:p><text:p><text:s text:c="2"/>&lt;w:LsdException Locked="false" SemiHidden="true" UnhideWhenUsed="true"</text:p><text:p><text:s text:c="3"/>Name="Normal Table"/&gt;</text:p><text:p><text:s text:c="2"/>&lt;w:LsdException Locked="false" SemiHidden="true" UnhideWhenUsed="true"</text:p><text:p><text:s text:c="3"/>Name="annotation subject"/&gt;</text:p><text:p><text:s text:c="2"/>&lt;w:LsdException Locked="false" SemiHidden="true" UnhideWhenUsed="true"</text:p><text:p><text:s text:c="3"/>Name="No List"/&gt;</text:p><text:p><text:s text:c="2"/>&lt;w:LsdException Locked="false" SemiHidden="true" UnhideWhenUsed="true"</text:p><text:p><text:s text:c="3"/>Name="Outline List 1"/&gt;</text:p><text:p><text:s text:c="2"/>&lt;w:LsdException Locked="false" SemiHidden="true" UnhideWhenUsed="true"</text:p><text:p><text:s text:c="3"/>Name="Outline List 2"/&gt;</text:p><text:p><text:s text:c="2"/>&lt;w:LsdException Locked="false" SemiHidden="true" UnhideWhenUsed="true"</text:p><text:p><text:s text:c="3"/>Name="Outline List 3"/&gt;</text:p><text:p><text:s text:c="2"/>&lt;w:LsdException Locked="false" SemiHidden="true" UnhideWhenUsed="true"</text:p><text:p><text:s text:c="3"/>Name="Table Simple 1"/&gt;</text:p><text:p><text:s text:c="2"/>&lt;w:LsdException Locked="false" SemiHidden="true" UnhideWhenUsed="true"</text:p><text:p><text:s text:c="3"/>Name="Table Simple 2"/&gt;</text:p><text:p><text:s text:c="2"/>&lt;w:LsdException Locked="false" SemiHidden="true" UnhideWhenUsed="true"</text:p><text:p><text:s text:c="3"/>Name="Table Simple 3"/&gt;</text:p><text:p><text:s text:c="2"/>&lt;w:LsdException Locked="false" SemiHidden="true" UnhideWhenUsed="true"</text:p><text:p><text:s text:c="3"/>Name="Table Classic 1"/&gt;</text:p><text:p><text:s text:c="2"/>&lt;w:LsdException Locked="false" SemiHidden="true" UnhideWhenUsed="true"</text:p><text:p><text:s text:c="3"/>Name="Table Classic 2"/&gt;</text:p><text:p><text:s text:c="2"/>&lt;w:LsdException Locked="false" SemiHidden="true" UnhideWhenUsed="true"</text:p><text:p><text:s text:c="3"/>Name="Table Classic 3"/&gt;</text:p><text:p><text:s text:c="2"/>&lt;w:LsdException Locked="false" SemiHidden="true" UnhideWhenUsed="true"</text:p><text:p><text:s text:c="3"/>Name="Table Classic 4"/&gt;</text:p><text:p><text:s text:c="2"/>&lt;w:LsdException Locked="false" SemiHidden="true" UnhideWhenUsed="true"</text:p><text:p><text:s text:c="3"/>Name="Table Colorful 1"/&gt;</text:p><text:p><text:s text:c="2"/>&lt;w:LsdException Locked="false" SemiHidden="true" UnhideWhenUsed="true"</text:p><text:p><text:s text:c="3"/>Name="Table Colorful 2"/&gt;</text:p><text:p><text:s text:c="2"/>&lt;w:LsdException Locked="false" SemiHidden="true" UnhideWhenUsed="true"</text:p><text:p><text:s text:c="3"/>Name="Table Colorful 3"/&gt;</text:p><text:p><text:s text:c="2"/>&lt;w:LsdException Locked="false" SemiHidden="true" UnhideWhenUsed="true"</text:p><text:p><text:s text:c="3"/>Name="Table Columns 1"/&gt;</text:p><text:p><text:s text:c="2"/>&lt;w:LsdException Locked="false" SemiHidden="true" UnhideWhenUsed="true"</text:p><text:p><text:s text:c="3"/>Name="Table Columns 2"/&gt;</text:p><text:p><text:s text:c="2"/>&lt;w:LsdException Locked="false" SemiHidden="true" UnhideWhenUsed="true"</text:p><text:p><text:s text:c="3"/>Name="Table Columns 3"/&gt;</text:p><text:p><text:s text:c="2"/>&lt;w:LsdException Locked="false" SemiHidden="true" UnhideWhenUsed="true"</text:p><text:p><text:s text:c="3"/>Name="Table Columns 4"/&gt;</text:p><text:p><text:s text:c="2"/>&lt;w:LsdException Locked="false" SemiHidden="true" UnhideWhenUsed="true"</text:p><text:p><text:s text:c="3"/>Name="Table Columns 5"/&gt;</text:p><text:p><text:s text:c="2"/>&lt;w:LsdException Locked="false" SemiHidden="true" UnhideWhenUsed="true"</text:p><text:p><text:s text:c="3"/>Name="Table Grid 1"/&gt;</text:p><text:p><text:s text:c="2"/>&lt;w:LsdException Locked="false" SemiHidden="true" UnhideWhenUsed="true"</text:p><text:p><text:s text:c="3"/>Name="Table Grid 2"/&gt;</text:p><text:p><text:s text:c="2"/>&lt;w:LsdException Locked="false" SemiHidden="true" UnhideWhenUsed="true"</text:p><text:p><text:s text:c="3"/>Name="Table Grid 3"/&gt;</text:p><text:p><text:s text:c="2"/>&lt;w:LsdException Locked="false" SemiHidden="true" UnhideWhenUsed="true"</text:p><text:p><text:s text:c="3"/>Name="Table Grid 4"/&gt;</text:p><text:p><text:s text:c="2"/>&lt;w:LsdException Locked="false" SemiHidden="true" UnhideWhenUsed="true"</text:p><text:p><text:s text:c="3"/>Name="Table Grid 5"/&gt;</text:p><text:p><text:s text:c="2"/>&lt;w:LsdException Locked="false" SemiHidden="true" UnhideWhenUsed="true"</text:p><text:p><text:s text:c="3"/>Name="Table Grid 6"/&gt;</text:p><text:p><text:s text:c="2"/>&lt;w:LsdException Locked="false" SemiHidden="true" UnhideWhenUsed="true"</text:p><text:p><text:s text:c="3"/>Name="Table Grid 7"/&gt;</text:p><text:p><text:s text:c="2"/>&lt;w:LsdException Locked="false" SemiHidden="true" UnhideWhenUsed="true"</text:p><text:p><text:s text:c="3"/>Name="Table Grid 8"/&gt;</text:p><text:p><text:s text:c="2"/>&lt;w:LsdException Locked="false" SemiHidden="true" UnhideWhenUsed="true"</text:p><text:p><text:s text:c="3"/>Name="Table List 1"/&gt;</text:p><text:p><text:s text:c="2"/>&lt;w:LsdException Locked="false" SemiHidden="true" UnhideWhenUsed="true"</text:p><text:p><text:s text:c="3"/>Name="Table List 2"/&gt;</text:p><text:p><text:s text:c="2"/>&lt;w:LsdException Locked="false" SemiHidden="true" UnhideWhenUsed="true"</text:p><text:p><text:s text:c="3"/>Name="Table List 3"/&gt;</text:p><text:p><text:s text:c="2"/>&lt;w:LsdException Locked="false" SemiHidden="true" UnhideWhenUsed="true"</text:p><text:p><text:s text:c="3"/>Name="Table List 4"/&gt;</text:p><text:p><text:s text:c="2"/>&lt;w:LsdException Locked="false" SemiHidden="true" UnhideWhenUsed="true"</text:p><text:p><text:s text:c="3"/>Name="Table List 5"/&gt;</text:p><text:p><text:s text:c="2"/>&lt;w:LsdException Locked="false" SemiHidden="true" UnhideWhenUsed="true"</text:p><text:p><text:s text:c="3"/>Name="Table List 6"/&gt;</text:p><text:p><text:s text:c="2"/>&lt;w:LsdException Locked="false" SemiHidden="true" UnhideWhenUsed="true"</text:p><text:p><text:s text:c="3"/>Name="Table List 7"/&gt;</text:p><text:p><text:s text:c="2"/>&lt;w:LsdException Locked="false" SemiHidden="true" UnhideWhenUsed="true"</text:p><text:p><text:s text:c="3"/>Name="Table List 8"/&gt;</text:p><text:p><text:s text:c="2"/>&lt;w:LsdException Locked="false" SemiHidden="true" UnhideWhenUsed="true"</text:p><text:p><text:s text:c="3"/>Name="Table 3D effects 1"/&gt;</text:p><text:p><text:s text:c="2"/>&lt;w:LsdException Locked="false" SemiHidden="true" UnhideWhenUsed="true"</text:p><text:p><text:s text:c="3"/>Name="Table 3D effects 2"/&gt;</text:p><text:p><text:s text:c="2"/>&lt;w:LsdException Locked="false" SemiHidden="true" UnhideWhenUsed="true"</text:p><text:p><text:s text:c="3"/>Name="Table 3D effects 3"/&gt;</text:p><text:p><text:s text:c="2"/>&lt;w:LsdException Locked="false" SemiHidden="true" UnhideWhenUsed="true"</text:p><text:p><text:s text:c="3"/>Name="Table Contemporary"/&gt;</text:p><text:p><text:s text:c="2"/>&lt;w:LsdException Locked="false" SemiHidden="true" UnhideWhenUsed="true"</text:p><text:p><text:s text:c="3"/>Name="Table Elegant"/&gt;</text:p><text:p><text:s text:c="2"/>&lt;w:LsdException Locked="false" SemiHidden="true" UnhideWhenUsed="true"</text:p><text:p><text:s text:c="3"/>Name="Table Professional"/&gt;</text:p><text:p><text:s text:c="2"/>&lt;w:LsdException Locked="false" SemiHidden="true" UnhideWhenUsed="true"</text:p><text:p><text:s text:c="3"/>Name="Table Subtle 1"/&gt;</text:p><text:p><text:s text:c="2"/>&lt;w:LsdException Locked="false" SemiHidden="true" UnhideWhenUsed="true"</text:p><text:p><text:s text:c="3"/>Name="Table Subtle 2"/&gt;</text:p><text:p><text:s text:c="2"/>&lt;w:LsdException Locked="false" SemiHidden="true" UnhideWhenUsed="true"</text:p><text:p><text:s text:c="3"/>Name="Table Web 1"/&gt;</text:p><text:p><text:s text:c="2"/>&lt;w:LsdException Locked="false" SemiHidden="true" UnhideWhenUsed="true"</text:p><text:p><text:s text:c="3"/>Name="Table Web 2"/&gt;</text:p><text:p><text:s text:c="2"/>&lt;w:LsdException Locked="false" SemiHidden="true" UnhideWhenUsed="true"</text:p><text:p><text:s text:c="3"/>Name="Table Web 3"/&gt;</text:p><text:p><text:s text:c="2"/>&lt;w:LsdException Locked="false" SemiHidden="true" UnhideWhenUsed="true"</text:p><text:p><text:s text:c="3"/>Name="Balloon Text"/&gt;</text:p><text:p><text:s text:c="2"/>&lt;w:LsdException Locked="false" Priority="39" Name="Table Grid"/&gt;</text:p><text:p><text:s text:c="2"/>&lt;w:LsdException Locked="false" SemiHidden="true" UnhideWhenUsed="true"</text:p><text:p><text:s text:c="3"/>Name="Table Theme"/&gt;</text:p><text:p><text:s text:c="2"/>&lt;w:LsdException Locked="false" SemiHidden="true" Name="Placeholder Text"/&gt;</text:p><text:p><text:s text:c="2"/>&lt;w:LsdException Locked="false" Priority="1" QFormat="true" Name="No Spacing"/&gt;</text:p><text:p><text:s text:c="2"/>&lt;w:LsdException Locked="false" Priority="60" Name="Light Shading"/&gt;</text:p><text:p><text:s text:c="2"/>&lt;w:LsdException Locked="false" Priority="61" Name="Light List"/&gt;</text:p><text:p><text:s text:c="2"/>&lt;w:LsdException Locked="false" Priority="62" Name="Light Grid"/&gt;</text:p><text:p><text:s text:c="2"/>&lt;w:LsdException Locked="false" Priority="63" Name="Medium Shading 1"/&gt;</text:p><text:p><text:s text:c="2"/>&lt;w:LsdException Locked="false" Priority="64" Name="Medium Shading 2"/&gt;</text:p><text:p><text:s text:c="2"/>&lt;w:LsdException Locked="false" Priority="65" Name="Medium List 1"/&gt;</text:p><text:p><text:s text:c="2"/>&lt;w:LsdException Locked="false" Priority="66" Name="Medium List 2"/&gt;</text:p><text:p><text:s text:c="2"/>&lt;w:LsdException Locked="false" Priority="67" Name="Medium Grid 1"/&gt;</text:p><text:p><text:s text:c="2"/>&lt;w:LsdException Locked="false" Priority="68" Name="Medium Grid 2"/&gt;</text:p><text:p><text:s text:c="2"/>&lt;w:LsdException Locked="false" Priority="69" Name="Medium Grid 3"/&gt;</text:p><text:p><text:s text:c="2"/>&lt;w:LsdException Locked="false" Priority="70" Name="Dark List"/&gt;</text:p><text:p><text:s text:c="2"/>&lt;w:LsdException Locked="false" Priority="71" Name="Colorful Shading"/&gt;</text:p><text:p><text:s text:c="2"/>&lt;w:LsdException Locked="false" Priority="72" Name="Colorful List"/&gt;</text:p><text:p><text:s text:c="2"/>&lt;w:LsdException Locked="false" Priority="73" Name="Colorful Grid"/&gt;</text:p><text:p><text:s text:c="2"/>&lt;w:LsdException Locked="false" Priority="60" Name="Light Shading Accent 1"/&gt;</text:p><text:p><text:s text:c="2"/>&lt;w:LsdException Locked="false" Priority="61" Name="Light List Accent 1"/&gt;</text:p><text:p><text:s text:c="2"/>&lt;w:LsdException Locked="false" Priority="62" Name="Light Grid Accent 1"/&gt;</text:p><text:p><text:s text:c="2"/>&lt;w:LsdException Locked="false" Priority="63" Name="Medium Shading 1 Accent 1"/&gt;</text:p><text:p><text:s text:c="2"/>&lt;w:LsdException Locked="false" Priority="64" Name="Medium Shading 2 Accent 1"/&gt;</text:p><text:p><text:s text:c="2"/>&lt;w:LsdException Locked="false" Priority="65" Name="Medium List 1 Accent 1"/&gt;</text:p><text:p><text:s text:c="2"/>&lt;w:LsdException Locked="false" SemiHidden="true" Name="Revision"/&gt;</text:p><text:p><text:s text:c="2"/>&lt;w:LsdException Locked="false" Priority="34" QFormat="true"</text:p><text:p><text:s text:c="3"/>Name="List Paragraph"/&gt;</text:p><text:p><text:s text:c="2"/>&lt;w:LsdException Locked="false" Priority="29" QFormat="true" Name="Quote"/&gt;</text:p><text:p><text:s text:c="2"/>&lt;w:LsdException Locked="false" Priority="30" QFormat="true"</text:p><text:p><text:s text:c="3"/>Name="Intense Quote"/&gt;</text:p><text:p><text:s text:c="2"/>&lt;w:LsdException Locked="false" Priority="66" Name="Medium List 2 Accent 1"/&gt;</text:p><text:p><text:s text:c="2"/>&lt;w:LsdException Locked="false" Priority="67" Name="Medium Grid 1 Accent 1"/&gt;</text:p><text:p><text:s text:c="2"/>&lt;w:LsdException Locked="false" Priority="68" Name="Medium Grid 2 Accent 1"/&gt;</text:p><text:p><text:s text:c="2"/>&lt;w:LsdException Locked="false" Priority="69" Name="Medium Grid 3 Accent 1"/&gt;</text:p><text:p><text:s text:c="2"/>&lt;w:LsdException Locked="false" Priority="70" Name="Dark List Accent 1"/&gt;</text:p><text:p><text:s text:c="2"/>&lt;w:LsdException Locked="false" Priority="71" Name="Colorful Shading Accent 1"/&gt;</text:p><text:p><text:s text:c="2"/>&lt;w:LsdException Locked="false" Priority="72" Name="Colorful List Accent 1"/&gt;</text:p><text:p><text:s text:c="2"/>&lt;w:LsdException Locked="false" Priority="73" Name="Colorful Grid Accent 1"/&gt;</text:p><text:p><text:s text:c="2"/>&lt;w:LsdException Locked="false" Priority="60" Name="Light Shading Accent 2"/&gt;</text:p><text:p><text:s text:c="2"/>&lt;w:LsdException Locked="false" Priority="61" Name="Light List Accent 2"/&gt;</text:p><text:p><text:s text:c="2"/>&lt;w:LsdException Locked="false" Priority="62" Name="Light Grid Accent 2"/&gt;</text:p><text:p><text:s text:c="2"/>&lt;w:LsdException Locked="false" Priority="63" Name="Medium Shading 1 Accent 2"/&gt;</text:p><text:p><text:s text:c="2"/>&lt;w:LsdException Locked="false" Priority="64" Name="Medium Shading 2 Accent 2"/&gt;</text:p><text:p><text:s text:c="2"/>&lt;w:LsdException Locked="false" Priority="65" Name="Medium List 1 Accent 2"/&gt;</text:p><text:p><text:s text:c="2"/>&lt;w:LsdException Locked="false" Priority="66" Name="Medium List 2 Accent 2"/&gt;</text:p><text:p><text:s text:c="2"/>&lt;w:LsdException Locked="false" Priority="67" Name="Medium Grid 1 Accent 2"/&gt;</text:p><text:p><text:s text:c="2"/>&lt;w:LsdException Locked="false" Priority="68" Name="Medium Grid 2 Accent 2"/&gt;</text:p><text:p><text:s text:c="2"/>&lt;w:LsdException Locked="false" Priority="69" Name="Medium Grid 3 Accent 2"/&gt;</text:p><text:p><text:s text:c="2"/>&lt;w:LsdException Locked="false" Priority="70" Name="Dark List Accent 2"/&gt;</text:p><text:p><text:s text:c="2"/>&lt;w:LsdException Locked="false" Priority="71" Name="Colorful Shading Accent 2"/&gt;</text:p><text:p><text:s text:c="2"/>&lt;w:LsdException Locked="false" Priority="72" Name="Colorful List Accent 2"/&gt;</text:p><text:p><text:s text:c="2"/>&lt;w:LsdException Locked="false" Priority="73" Name="Colorful Grid Accent 2"/&gt;</text:p><text:p><text:s text:c="2"/>&lt;w:LsdException Locked="false" Priority="60" Name="Light Shading Accent 3"/&gt;</text:p><text:p><text:s text:c="2"/>&lt;w:LsdException Locked="false" Priority="61" Name="Light List Accent 3"/&gt;</text:p><text:p><text:s text:c="2"/>&lt;w:LsdException Locked="false" Priority="62" Name="Light Grid Accent 3"/&gt;</text:p><text:p><text:s text:c="2"/>&lt;w:LsdException Locked="false" Priority="63" Name="Medium Shading 1 Accent 3"/&gt;</text:p><text:p><text:s text:c="2"/>&lt;w:LsdException Locked="false" Priority="64" Name="Medium Shading 2 Accent 3"/&gt;</text:p><text:p><text:s text:c="2"/>&lt;w:LsdException Locked="false" Priority="65" Name="Medium List 1 Accent 3"/&gt;</text:p><text:p><text:s text:c="2"/>&lt;w:LsdException Locked="false" Priority="66" Name="Medium List 2 Accent 3"/&gt;</text:p><text:p><text:s text:c="2"/>&lt;w:LsdException Locked="false" Priority="67" Name="Medium Grid 1 Accent 3"/&gt;</text:p><text:p><text:s text:c="2"/>&lt;w:LsdException Locked="false" Priority="68" Name="Medium Grid 2 Accent 3"/&gt;</text:p><text:p><text:s text:c="2"/>&lt;w:LsdException Locked="false" Priority="69" Name="Medium Grid 3 Accent 3"/&gt;</text:p><text:p><text:s text:c="2"/>&lt;w:LsdException Locked="false" Priority="70" Name="Dark List Accent 3"/&gt;</text:p><text:p><text:s text:c="2"/>&lt;w:LsdException Locked="false" Priority="71" Name="Colorful Shading Accent 3"/&gt;</text:p><text:p><text:s text:c="2"/>&lt;w:LsdException Locked="false" Priority="72" Name="Colorful List Accent 3"/&gt;</text:p><text:p><text:s text:c="2"/>&lt;w:LsdException Locked="false" Priority="73" Name="Colorful Grid Accent 3"/&gt;</text:p><text:p><text:s text:c="2"/>&lt;w:LsdException Locked="false" Priority="60" Name="Light Shading Accent 4"/&gt;</text:p><text:p><text:s text:c="2"/>&lt;w:LsdException Locked="false" Priority="61" Name="Light List Accent 4"/&gt;</text:p><text:p><text:s text:c="2"/>&lt;w:LsdException Locked="false" Priority="62" Name="Light Grid Accent 4"/&gt;</text:p><text:p><text:s text:c="2"/>&lt;w:LsdException Locked="false" Priority="63" Name="Medium Shading 1 Accent 4"/&gt;</text:p><text:p><text:s text:c="2"/>&lt;w:LsdException Locked="false" Priority="64" Name="Medium Shading 2 Accent 4"/&gt;</text:p><text:p><text:s text:c="2"/>&lt;w:LsdException Locked="false" Priority="65" Name="Medium List 1 Accent 4"/&gt;</text:p><text:p><text:s text:c="2"/>&lt;w:LsdException Locked="false" Priority="66" Name="Medium List 2 Accent 4"/&gt;</text:p><text:p><text:s text:c="2"/>&lt;w:LsdException Locked="false" Priority="67" Name="Medium Grid 1 Accent 4"/&gt;</text:p><text:p><text:s text:c="2"/>&lt;w:LsdException Locked="false" Priority="68" Name="Medium Grid 2 Accent 4"/&gt;</text:p><text:p><text:s text:c="2"/>&lt;w:LsdException Locked="false" Priority="69" Name="Medium Grid 3 Accent 4"/&gt;</text:p><text:p><text:s text:c="2"/>&lt;w:LsdException Locked="false" Priority="70" Name="Dark List Accent 4"/&gt;</text:p><text:p><text:s text:c="2"/>&lt;w:LsdException Locked="false" Priority="71" Name="Colorful Shading Accent 4"/&gt;</text:p><text:p><text:s text:c="2"/>&lt;w:LsdException Locked="false" Priority="72" Name="Colorful List Accent 4"/&gt;</text:p><text:p><text:s text:c="2"/>&lt;w:LsdException Locked="false" Priority="73" Name="Colorful Grid Accent 4"/&gt;</text:p><text:p><text:s text:c="2"/>&lt;w:LsdException Locked="false" Priority="60" Name="Light Shading Accent 5"/&gt;</text:p><text:p><text:s text:c="2"/>&lt;w:LsdException Locked="false" Priority="61" Name="Light List Accent 5"/&gt;</text:p><text:p><text:s text:c="2"/>&lt;w:LsdException Locked="false" Priority="62" Name="Light Grid Accent 5"/&gt;</text:p><text:p><text:s text:c="2"/>&lt;w:LsdException Locked="false" Priority="63" Name="Medium Shading 1 Accent 5"/&gt;</text:p><text:p><text:s text:c="2"/>&lt;w:LsdException Locked="false" Priority="64" Name="Medium Shading 2 Accent 5"/&gt;</text:p><text:p><text:s text:c="2"/>&lt;w:LsdException Locked="false" Priority="65" Name="Medium List 1 Accent 5"/&gt;</text:p><text:p><text:s text:c="2"/>&lt;w:LsdException Locked="false" Priority="66" Name="Medium List 2 Accent 5"/&gt;</text:p><text:p><text:s text:c="2"/>&lt;w:LsdException Locked="false" Priority="67" Name="Medium Grid 1 Accent 5"/&gt;</text:p><text:p><text:s text:c="2"/>&lt;w:LsdException Locked="false" Priority="68" Name="Medium Grid 2 Accent 5"/&gt;</text:p><text:p><text:s text:c="2"/>&lt;w:LsdException Locked="false" Priority="69" Name="Medium Grid 3 Accent 5"/&gt;</text:p><text:p><text:s text:c="2"/>&lt;w:LsdException Locked="false" Priority="70" Name="Dark List Accent 5"/&gt;</text:p><text:p><text:s text:c="2"/>&lt;w:LsdException Locked="false" Priority="71" Name="Colorful Shading Accent 5"/&gt;</text:p><text:p><text:s text:c="2"/>&lt;w:LsdException Locked="false" Priority="72" Name="Colorful List Accent 5"/&gt;</text:p><text:p><text:s text:c="2"/>&lt;w:LsdException Locked="false" Priority="73" Name="Colorful Grid Accent 5"/&gt;</text:p><text:p><text:s text:c="2"/>&lt;w:LsdException Locked="false" Priority="60" Name="Light Shading Accent 6"/&gt;</text:p><text:p><text:s text:c="2"/>&lt;w:LsdException Locked="false" Priority="61" Name="Light List Accent 6"/&gt;</text:p><text:p><text:s text:c="2"/>&lt;w:LsdException Locked="false" Priority="62" Name="Light Grid Accent 6"/&gt;</text:p><text:p><text:s text:c="2"/>&lt;w:LsdException Locked="false" Priority="63" Name="Medium Shading 1 Accent 6"/&gt;</text:p><text:p><text:s text:c="2"/>&lt;w:LsdException Locked="false" Priority="64" Name="Medium Shading 2 Accent 6"/&gt;</text:p><text:p><text:s text:c="2"/>&lt;w:LsdException Locked="false" Priority="65" Name="Medium List 1 Accent 6"/&gt;</text:p><text:p><text:s text:c="2"/>&lt;w:LsdException Locked="false" Priority="66" Name="Medium List 2 Accent 6"/&gt;</text:p><text:p><text:s text:c="2"/>&lt;w:LsdException Locked="false" Priority="67" Name="Medium Grid 1 Accent 6"/&gt;</text:p><text:p><text:s text:c="2"/>&lt;w:LsdException Locked="false" Priority="68" Name="Medium Grid 2 Accent 6"/&gt;</text:p><text:p><text:s text:c="2"/>&lt;w:LsdException Locked="false" Priority="69" Name="Medium Grid 3 Accent 6"/&gt;</text:p><text:p><text:s text:c="2"/>&lt;w:LsdException Locked="false" Priority="70" Name="Dark List Accent 6"/&gt;</text:p><text:p><text:s text:c="2"/>&lt;w:LsdException Locked="false" Priority="71" Name="Colorful Shading Accent 6"/&gt;</text:p><text:p><text:s text:c="2"/>&lt;w:LsdException Locked="false" Priority="72" Name="Colorful List Accent 6"/&gt;</text:p><text:p><text:s text:c="2"/>&lt;w:LsdException Locked="false" Priority="73" Name="Colorful Grid Accent 6"/&gt;</text:p><text:p><text:s text:c="2"/>&lt;w:LsdException Locked="false" Priority="19" QFormat="true"</text:p><text:p><text:s text:c="3"/>Name="Subtle Emphasis"/&gt;</text:p><text:p><text:s text:c="2"/>&lt;w:LsdException Locked="false" Priority="21" QFormat="true"</text:p><text:p><text:s text:c="3"/>Name="Intense Emphasis"/&gt;</text:p><text:p><text:s text:c="2"/>&lt;w:LsdException Locked="false" Priority="31" QFormat="true"</text:p><text:p><text:s text:c="3"/>Name="Subtle Reference"/&gt;</text:p><text:p><text:s text:c="2"/>&lt;w:LsdException Locked="false" Priority="32" QFormat="true"</text:p><text:p><text:s text:c="3"/>Name="Intense Reference"/&gt;</text:p><text:p><text:s text:c="2"/>&lt;w:LsdException Locked="false" Priority="33" QFormat="true" Name="Book Title"/&gt;</text:p><text:p><text:s text:c="2"/>&lt;w:LsdException Locked="false" Priority="37" SemiHidden="true"</text:p><text:p><text:s text:c="3"/>UnhideWhenUsed="true" Name="Bibliography"/&gt;</text:p><text:p><text:s text:c="2"/>&lt;w:LsdException Locked="false" Priority="39" SemiHidden="true"</text:p><text:p><text:s text:c="3"/>UnhideWhenUsed="true" QFormat="true" Name="TOC Heading"/&gt;</text:p><text:p><text:s text:c="2"/>&lt;w:LsdException Locked="false" Priority="41" Name="Plain Table 1"/&gt;</text:p><text:p><text:s text:c="2"/>&lt;w:LsdException Locked="false" Priority="42" Name="Plain Table 2"/&gt;</text:p><text:p><text:s text:c="2"/>&lt;w:LsdException Locked="false" Priority="43" Name="Plain Table 3"/&gt;</text:p><text:p><text:s text:c="2"/>&lt;w:LsdException Locked="false" Priority="44" Name="Plain Table 4"/&gt;</text:p><text:p><text:s text:c="2"/>&lt;w:LsdException Locked="false" Priority="45" Name="Plain Table 5"/&gt;</text:p><text:p><text:s text:c="2"/>&lt;w:LsdException Locked="false" Priority="40" Name="Grid Table Light"/&gt;</text:p><text:p><text:s text:c="2"/>&lt;w:LsdException Locked="false" Priority="46" Name="Grid Table 1 Light"/&gt;</text:p><text:p><text:s text:c="2"/>&lt;w:LsdException Locked="false" Priority="47" Name="Grid Table 2"/&gt;</text:p><text:p><text:s text:c="2"/>&lt;w:LsdException Locked="false" Priority="48" Name="Grid Table 3"/&gt;</text:p><text:p><text:s text:c="2"/>&lt;w:LsdException Locked="false" Priority="49" Name="Grid Table 4"/&gt;</text:p><text:p><text:s text:c="2"/>&lt;w:LsdException Locked="false" Priority="50" Name="Grid Table 5 Dark"/&gt;</text:p><text:p><text:s text:c="2"/>&lt;w:LsdException Locked="false" Priority="51" Name="Grid Table 6 Colorful"/&gt;</text:p><text:p><text:s text:c="2"/>&lt;w:LsdException Locked="false" Priority="52" Name="Grid Table 7 Colorful"/&gt;</text:p><text:p><text:s text:c="2"/>&lt;w:LsdException Locked="false" Priority="46"</text:p><text:p><text:s text:c="3"/>Name="Grid Table 1 Light Accent 1"/&gt;</text:p><text:p><text:s text:c="2"/>&lt;w:LsdException Locked="false" Priority="47" Name="Grid Table 2 Accent 1"/&gt;</text:p><text:p><text:s text:c="2"/>&lt;w:LsdException Locked="false" Priority="48" Name="Grid Table 3 Accent 1"/&gt;</text:p><text:p><text:s text:c="2"/>&lt;w:LsdException Locked="false" Priority="49" Name="Grid Table 4 Accent 1"/&gt;</text:p><text:p><text:s text:c="2"/>&lt;w:LsdException Locked="false" Priority="50" Name="Grid Table 5 Dark Accent 1"/&gt;</text:p><text:p><text:s text:c="2"/>&lt;w:LsdException Locked="false" Priority="51"</text:p><text:p><text:s text:c="3"/>Name="Grid Table 6 Colorful Accent 1"/&gt;</text:p><text:p><text:s text:c="2"/>&lt;w:LsdException Locked="false" Priority="52"</text:p><text:p><text:s text:c="3"/>Name="Grid Table 7 Colorful Accent 1"/&gt;</text:p><text:p><text:s text:c="2"/>&lt;w:LsdException Locked="false" Priority="46"</text:p><text:p><text:s text:c="3"/>Name="Grid Table 1 Light Accent 2"/&gt;</text:p><text:p><text:s text:c="2"/>&lt;w:LsdException Locked="false" Priority="47" Name="Grid Table 2 Accent 2"/&gt;</text:p><text:p><text:s text:c="2"/>&lt;w:LsdException Locked="false" Priority="48" Name="Grid Table 3 Accent 2"/&gt;</text:p><text:p><text:s text:c="2"/>&lt;w:LsdException Locked="false" Priority="49" Name="Grid Table 4 Accent 2"/&gt;</text:p><text:p><text:s text:c="2"/>&lt;w:LsdException Locked="false" Priority="50" Name="Grid Table 5 Dark Accent 2"/&gt;</text:p><text:p><text:s text:c="2"/>&lt;w:LsdException Locked="false" Priority="51"</text:p><text:p><text:s text:c="3"/>Name="Grid Table 6 Colorful Accent 2"/&gt;</text:p><text:p><text:s text:c="2"/>&lt;w:LsdException Locked="false" Priority="52"</text:p><text:p><text:s text:c="3"/>Name="Grid Table 7 Colorful Accent 2"/&gt;</text:p><text:p><text:s text:c="2"/>&lt;w:LsdException Locked="false" Priority="46"</text:p><text:p><text:s text:c="3"/>Name="Grid Table 1 Light Accent 3"/&gt;</text:p><text:p><text:s text:c="2"/>&lt;w:LsdException Locked="false" Priority="47" Name="Grid Table 2 Accent 3"/&gt;</text:p><text:p><text:s text:c="2"/>&lt;w:LsdException Locked="false" Priority="48" Name="Grid Table 3 Accent 3"/&gt;</text:p><text:p><text:s text:c="2"/>&lt;w:LsdException Locked="false" Priority="49" Name="Grid Table 4 Accent 3"/&gt;</text:p><text:p><text:s text:c="2"/>&lt;w:LsdException Locked="false" Priority="50" Name="Grid Table 5 Dark Accent 3"/&gt;</text:p><text:p><text:s text:c="2"/>&lt;w:LsdException Locked="false" Priority="51"</text:p><text:p><text:s text:c="3"/>Name="Grid Table 6 Colorful Accent 3"/&gt;</text:p><text:p><text:s text:c="2"/>&lt;w:LsdException Locked="false" Priority="52"</text:p><text:p><text:s text:c="3"/>Name="Grid Table 7 Colorful Accent 3"/&gt;</text:p><text:p><text:s text:c="2"/>&lt;w:LsdException Locked="false" Priority="46"</text:p><text:p><text:s text:c="3"/>Name="Grid Table 1 Light Accent 4"/&gt;</text:p><text:p><text:s text:c="2"/>&lt;w:LsdException Locked="false" Priority="47" Name="Grid Table 2 Accent 4"/&gt;</text:p><text:p><text:s text:c="2"/>&lt;w:LsdException Locked="false" Priority="48" Name="Grid Table 3 Accent 4"/&gt;</text:p><text:p><text:s text:c="2"/>&lt;w:LsdException Locked="false" Priority="49" Name="Grid Table 4 Accent 4"/&gt;</text:p><text:p><text:s text:c="2"/>&lt;w:LsdException Locked="false" Priority="50" Name="Grid Table 5 Dark Accent 4"/&gt;</text:p><text:p><text:s text:c="2"/>&lt;w:LsdException Locked="false" Priority="51"</text:p><text:p><text:s text:c="3"/>Name="Grid Table 6 Colorful Accent 4"/&gt;</text:p><text:p><text:s text:c="2"/>&lt;w:LsdException Locked="false" Priority="52"</text:p><text:p><text:s text:c="3"/>Name="Grid Table 7 Colorful Accent 4"/&gt;</text:p><text:p><text:s text:c="2"/>&lt;w:LsdException Locked="false" Priority="46"</text:p><text:p><text:s text:c="3"/>Name="Grid Table 1 Light Accent 5"/&gt;</text:p><text:p><text:s text:c="2"/>&lt;w:LsdException Locked="false" Priority="47" Name="Grid Table 2 Accent 5"/&gt;</text:p><text:p><text:s text:c="2"/>&lt;w:LsdException Locked="false" Priority="48" Name="Grid Table 3 Accent 5"/&gt;</text:p><text:p><text:s text:c="2"/>&lt;w:LsdException Locked="false" Priority="49" Name="Grid Table 4 Accent 5"/&gt;</text:p><text:p><text:s text:c="2"/>&lt;w:LsdException Locked="false" Priority="50" Name="Grid Table 5 Dark Accent 5"/&gt;</text:p><text:p><text:s text:c="2"/>&lt;w:LsdException Locked="false" Priority="51"</text:p><text:p><text:s text:c="3"/>Name="Grid Table 6 Colorful Accent 5"/&gt;</text:p><text:p><text:s text:c="2"/>&lt;w:LsdException Locked="false" Priority="52"</text:p><text:p><text:s text:c="3"/>Name="Grid Table 7 Colorful Accent 5"/&gt;</text:p><text:p><text:s text:c="2"/>&lt;w:LsdException Locked="false" Priority="46"</text:p><text:p><text:s text:c="3"/>Name="Grid Table 1 Light Accent 6"/&gt;</text:p><text:p><text:s text:c="2"/>&lt;w:LsdException Locked="false" Priority="47" Name="Grid Table 2 Accent 6"/&gt;</text:p><text:p><text:s text:c="2"/>&lt;w:LsdException Locked="false" Priority="48" Name="Grid Table 3 Accent 6"/&gt;</text:p><text:p><text:s text:c="2"/>&lt;w:LsdException Locked="false" Priority="49" Name="Grid Table 4 Accent 6"/&gt;</text:p><text:p><text:s text:c="2"/>&lt;w:LsdException Locked="false" Priority="50" Name="Grid Table 5 Dark Accent 6"/&gt;</text:p><text:p><text:s text:c="2"/>&lt;w:LsdException Locked="false" Priority="51"</text:p><text:p><text:s text:c="3"/>Name="Grid Table 6 Colorful Accent 6"/&gt;</text:p><text:p><text:s text:c="2"/>&lt;w:LsdException Locked="false" Priority="52"</text:p><text:p><text:s text:c="3"/>Name="Grid Table 7 Colorful Accent 6"/&gt;</text:p><text:p><text:s text:c="2"/>&lt;w:LsdException Locked="false" Priority="46" Name="List Table 1 Light"/&gt;</text:p><text:p><text:s text:c="2"/>&lt;w:LsdException Locked="false" Priority="47" Name="List Table 2"/&gt;</text:p><text:p><text:s text:c="2"/>&lt;w:LsdException Locked="false" Priority="48" Name="List Table 3"/&gt;</text:p><text:p><text:s text:c="2"/>&lt;w:LsdException Locked="false" Priority="49" Name="List Table 4"/&gt;</text:p><text:p><text:s text:c="2"/>&lt;w:LsdException Locked="false" Priority="50" Name="List Table 5 Dark"/&gt;</text:p><text:p><text:s text:c="2"/>&lt;w:LsdException Locked="false" Priority="51" Name="List Table 6 Colorful"/&gt;</text:p><text:p><text:s text:c="2"/>&lt;w:LsdException Locked="false" Priority="52" Name="List Table 7 Colorful"/&gt;</text:p><text:p><text:s text:c="2"/>&lt;w:LsdException Locked="false" Priority="46"</text:p><text:p><text:s text:c="3"/>Name="List Table 1 Light Accent 1"/&gt;</text:p><text:p><text:s text:c="2"/>&lt;w:LsdException Locked="false" Priority="47" Name="List Table 2 Accent 1"/&gt;</text:p><text:p><text:s text:c="2"/>&lt;w:LsdException Locked="false" Priority="48" Name="List Table 3 Accent 1"/&gt;</text:p><text:p><text:s text:c="2"/>&lt;w:LsdException Locked="false" Priority="49" Name="List Table 4 Accent 1"/&gt;</text:p><text:p><text:s text:c="2"/>&lt;w:LsdException Locked="false" Priority="50" Name="List Table 5 Dark Accent 1"/&gt;</text:p><text:p><text:s text:c="2"/>&lt;w:LsdException Locked="false" Priority="51"</text:p><text:p><text:s text:c="3"/>Name="List Table 6 Colorful Accent 1"/&gt;</text:p><text:p><text:s text:c="2"/>&lt;w:LsdException Locked="false" Priority="52"</text:p><text:p><text:s text:c="3"/>Name="List Table 7 Colorful Accent 1"/&gt;</text:p><text:p><text:s text:c="2"/>&lt;w:LsdException Locked="false" Priority="46"</text:p><text:p><text:s text:c="3"/>Name="List Table 1 Light Accent 2"/&gt;</text:p><text:p><text:s text:c="2"/>&lt;w:LsdException Locked="false" Priority="47" Name="List Table 2 Accent 2"/&gt;</text:p><text:p><text:s text:c="2"/>&lt;w:LsdException Locked="false" Priority="48" Name="List Table 3 Accent 2"/&gt;</text:p><text:p><text:s text:c="2"/>&lt;w:LsdException Locked="false" Priority="49" Name="List Table 4 Accent 2"/&gt;</text:p><text:p><text:s text:c="2"/>&lt;w:LsdException Locked="false" Priority="50" Name="List Table 5 Dark Accent 2"/&gt;</text:p><text:p><text:s text:c="2"/>&lt;w:LsdException Locked="false" Priority="51"</text:p><text:p><text:s text:c="3"/>Name="List Table 6 Colorful Accent 2"/&gt;</text:p><text:p><text:s text:c="2"/>&lt;w:LsdException Locked="false" Priority="52"</text:p><text:p><text:s text:c="3"/>Name="List Table 7 Colorful Accent 2"/&gt;</text:p><text:p><text:s text:c="2"/>&lt;w:LsdException Locked="false" Priority="46"</text:p><text:p><text:s text:c="3"/>Name="List Table 1 Light Accent 3"/&gt;</text:p><text:p><text:s text:c="2"/>&lt;w:LsdException Locked="false" Priority="47" Name="List Table 2 Accent 3"/&gt;</text:p><text:p><text:s text:c="2"/>&lt;w:LsdException Locked="false" Priority="48" Name="List Table 3 Accent 3"/&gt;</text:p><text:p><text:s text:c="2"/>&lt;w:LsdException Locked="false" Priority="49" Name="List Table 4 Accent 3"/&gt;</text:p><text:p><text:s text:c="2"/>&lt;w:LsdException Locked="false" Priority="50" Name="List Table 5 Dark Accent 3"/&gt;</text:p><text:p><text:s text:c="2"/>&lt;w:LsdException Locked="false" Priority="51"</text:p><text:p><text:s text:c="3"/>Name="List Table 6 Colorful Accent 3"/&gt;</text:p><text:p><text:s text:c="2"/>&lt;w:LsdException Locked="false" Priority="52"</text:p><text:p><text:s text:c="3"/>Name="List Table 7 Colorful Accent 3"/&gt;</text:p><text:p><text:s text:c="2"/>&lt;w:LsdException Locked="false" Priority="46"</text:p><text:p><text:s text:c="3"/>Name="List Table 1 Light Accent 4"/&gt;</text:p><text:p><text:s text:c="2"/>&lt;w:LsdException Locked="false" Priority="47" Name="List Table 2 Accent 4"/&gt;</text:p><text:p><text:s text:c="2"/>&lt;w:LsdException Locked="false" Priority="48" Name="List Table 3 Accent 4"/&gt;</text:p><text:p><text:s text:c="2"/>&lt;w:LsdException Locked="false" Priority="49" Name="List Table 4 Accent 4"/&gt;</text:p><text:p><text:s text:c="2"/>&lt;w:LsdException Locked="false" Priority="50" Name="List Table 5 Dark Accent 4"/&gt;</text:p><text:p><text:s text:c="2"/>&lt;w:LsdException Locked="false" Priority="51"</text:p><text:p><text:s text:c="3"/>Name="List Table 6 Colorful Accent 4"/&gt;</text:p><text:p><text:s text:c="2"/>&lt;w:LsdException Locked="false" Priority="52"</text:p><text:p><text:s text:c="3"/>Name="List Table 7 Colorful Accent 4"/&gt;</text:p><text:p><text:s text:c="2"/>&lt;w:LsdException Locked="false" Priority="46"</text:p><text:p><text:s text:c="3"/>Name="List Table 1 Light Accent 5"/&gt;</text:p><text:p><text:s text:c="2"/>&lt;w:LsdException Locked="false" Priority="47" Name="List Table 2 Accent 5"/&gt;</text:p><text:p><text:s text:c="2"/>&lt;w:LsdException Locked="false" Priority="48" Name="List Table 3 Accent 5"/&gt;</text:p><text:p><text:s text:c="2"/>&lt;w:LsdException Locked="false" Priority="49" Name="List Table 4 Accent 5"/&gt;</text:p><text:p><text:s text:c="2"/>&lt;w:LsdException Locked="false" Priority="50" Name="List Table 5 Dark Accent 5"/&gt;</text:p><text:p><text:s text:c="2"/>&lt;w:LsdException Locked="false" Priority="51"</text:p><text:p><text:s text:c="3"/>Name="List Table 6 Colorful Accent 5"/&gt;</text:p><text:p><text:s text:c="2"/>&lt;w:LsdException Locked="false" Priority="52"</text:p><text:p><text:s text:c="3"/>Name="List Table 7 Colorful Accent 5"/&gt;</text:p><text:p><text:s text:c="2"/>&lt;w:LsdException Locked="false" Priority="46"</text:p><text:p><text:s text:c="3"/>Name="List Table 1 Light Accent 6"/&gt;</text:p><text:p><text:s text:c="2"/>&lt;w:LsdException Locked="false" Priority="47" Name="List Table 2 Accent 6"/&gt;</text:p><text:p><text:s text:c="2"/>&lt;w:LsdException Locked="false" Priority="48" Name="List Table 3 Accent 6"/&gt;</text:p><text:p><text:s text:c="2"/>&lt;w:LsdException Locked="false" Priority="49" Name="List Table 4 Accent 6"/&gt;</text:p><text:p><text:s text:c="2"/>&lt;w:LsdException Locked="false" Priority="50" Name="List Table 5 Dark Accent 6"/&gt;</text:p><text:p><text:s text:c="2"/>&lt;w:LsdException Locked="false" Priority="51"</text:p><text:p><text:s text:c="3"/>Name="List Table 6 Colorful Accent 6"/&gt;</text:p><text:p><text:s text:c="2"/>&lt;w:LsdException Locked="false" Priority="52"</text:p><text:p><text:s text:c="3"/>Name="List Table 7 Colorful Accent 6"/&gt;</text:p><text:p><text:s text:c="2"/>&lt;w:LsdException Locked="false" SemiHidden="true" UnhideWhenUsed="true"</text:p><text:p><text:s text:c="3"/>Name="Mention"/&gt;</text:p><text:p><text:s text:c="2"/>&lt;w:LsdException Locked="false" SemiHidden="true" UnhideWhenUsed="true"</text:p><text:p><text:s text:c="3"/>Name="Smart Hyperlink"/&gt;</text:p><text:p><text:s text:c="2"/>&lt;w:LsdException Locked="false" SemiHidden="true" UnhideWhenUsed="true"</text:p><text:p><text:s text:c="3"/>Name="Hashtag"/&gt;</text:p><text:p><text:s text:c="2"/>&lt;w:LsdException Locked="false" SemiHidden="true" UnhideWhenUsed="true"</text:p><text:p><text:s text:c="3"/>Name="Unresolved Mention"/&gt;</text:p><text:p><text:s/>&lt;/w:LatentStyles&gt;</text:p><text:p>&lt;/xml&gt;&lt;![endif]--&gt;</text:p></office:annotation><office:annotation><dc:date>2019-04-03T08:31:21</dc:date><text:p>&lt;!--[if gte mso 10]&gt;</text:p><text:p>&lt;style&gt;</text:p><text:p><text:s/>/* Style Definitions */</text:p><text:p><text:s/>table.MsoNormalTable</text:p><text:p><text:tab/>{mso-style-name:"Table Normal";</text:p><text:p><text:tab/>mso-tstyle-rowband-size:0;</text:p><text:p><text:tab/>mso-tstyle-colband-size:0;</text:p><text:p><text:tab/>mso-style-noshow:yes;</text:p><text:p><text:tab/>mso-style-priority:99;</text:p><text:p><text:tab/>mso-style-parent:"";</text:p><text:p><text:tab/>mso-padding-alt:0cm 5.4pt 0cm 5.4pt;</text:p><text:p><text:tab/>mso-para-margin:0cm;</text:p><text:p><text:tab/>mso-para-margin-bottom:.0001pt;</text:p><text:p><text:tab/>mso-pagination:widow-orphan;</text:p><text:p><text:tab/>mso-hyphenate:none;</text:p><text:p><text:tab/>text-autospace:ideograph-other;</text:p><text:p><text:tab/>font-size:12.0pt;</text:p><text:p><text:tab/>font-family:"Liberation Serif",serif;</text:p><text:p><text:tab/>mso-font-kerning:1.5pt;</text:p><text:p><text:tab/>mso-fareast-language:ZH-CN;</text:p><text:p><text:tab/>mso-bidi-language:HI;}</text:p><text:p>&lt;/style&gt;</text:p><text:p>&lt;![endif]--&gt;</text:p></office:annotation><office:annotation><dc:date>2019-04-03T08:31:21</dc:date><text:p>&lt;!--StartFragment--&gt;</text:p></office:annotation>What is currently missing in order to meet this requirement? Make notes of the findings:</text:h>
        </text:list-item>
      </text:list>
      <text:list xml:id="list756612970" text:style-name="L2">
        <text:list-item>
          <text:p text:style-name="P17">Is there an administrative issue keeping the organization from meeting the criteria?</text:p>
        </text:list-item>
        <text:list-item>
          <text:p text:style-name="P17">Are there resourcing issues that prevent the organization from meeting the criteria?</text:p>
        </text:list-item>
        <text:list-item>
          <text:p text:style-name="P17">Maybe there is an acknowledged residual risk that makes the criteria obsolete?</text:p>
        </text:list-item>
        <text:list-item>
          <text:p text:style-name="P17">Are there technical reasons or measures that full fill the criteria via other means?</text:p>
        </text:list-item>
      </text:list>
      <text:p text:style-name="Text_20_body"><office:annotation><dc:date>2019-04-03T08:31:21</dc:date><text:p>&lt;!--EndFragment--&gt;</text:p></office:annotation></text:p>
      <text:h text:style-name="P32" text:outline-level="2">Administrative requirements</text:h>
      <text:p text:style-name="Text_20_body"/>
      <table:table table:name="Table14" table:style-name="Table14">
        <table:table-column table:style-name="Table14.A"/>
        <table:table-column table:style-name="Table14.B"/>
        <table:table-column table:style-name="Table14.C"/>
        <table:table-row>
          <table:table-cell table:style-name="Table14.A1" office:value-type="string">
            <text:p text:style-name="P1">1.1</text:p>
          </table:table-cell>
          <table:table-cell table:style-name="Table14.A1" office:value-type="string">
            <text:p text:style-name="P1">Documentation</text:p>
          </table:table-cell>
          <table:table-cell table:style-name="Table14.C1" office:value-type="string">
            <text:p text:style-name="P2">Notes</text:p>
          </table:table-cell>
        </table:table-row>
        <table:table-row>
          <table:table-cell table:style-name="Table14.A2" office:value-type="string">
            <text:p text:style-name="Table_20_Contents">Existence of necessary documents</text:p>
          </table:table-cell>
          <table:table-cell table:style-name="Table14.A2" office:value-type="string">
            <text:list xml:id="list303301374" text:style-name="L3">
              <text:list-item>
                <text:p text:style-name="P19">Business continuity plan exists</text:p>
              </text:list-item>
              <text:list-item>
                <text:p text:style-name="P19">Disaster recovery plan exists and includes this service</text:p>
              </text:list-item>
              <text:list-item>
                <text:p text:style-name="P19">Recovery time objective is defined for this service</text:p>
              </text:list-item>
              <text:list-item>
                <text:p text:style-name="P19">Recovery point objective is defined for this services</text:p>
              </text:list-item>
              <text:list-item>
                <text:p text:style-name="P19">Risk analysis exists and is regularly updated</text:p>
              </text:list-item>
              <text:list-item>
                <text:p text:style-name="P19">Infrastructure and service documentation is written and has a process for frequent updates</text:p>
              </text:list-item>
            </text:list>
          </table:table-cell>
          <table:table-cell table:style-name="Table14.C2" office:value-type="string">
            <text:p text:style-name="Table_20_Contents"/>
          </table:table-cell>
        </table:table-row>
        <table:table-row>
          <table:table-cell table:style-name="Table14.A2" office:value-type="string">
            <text:p text:style-name="Table_20_Contents">Reference</text:p>
          </table:table-cell>
          <table:table-cell table:style-name="Table14.A2" office:value-type="string">
            <text:p text:style-name="Table_20_Contents">2.2, 2.3, 3.1, 3.1.1, 3.1, 3.2.2, 3.2.3, 3.3, 3.4, 3.5, 3.6, 3.7, 3.8, 4.3</text:p>
          </table:table-cell>
          <table:table-cell table:style-name="Table14.C2" office:value-type="string">
            <text:p text:style-name="Table_20_Contents"/>
          </table:table-cell>
        </table:table-row>
        <table:table-row>
          <table:table-cell table:style-name="Table14.A2" office:value-type="string">
            <text:p text:style-name="Table_20_Contents">Examples</text:p>
          </table:table-cell>
          <table:table-cell table:style-name="Table14.A2" office:value-type="string">
            <text:list xml:id="list171218488205812" text:continue-numbering="true" text:style-name="L3">
              <text:list-item>
                <text:p text:style-name="P19">Business continuity and disaster recovery plans are written and updated as needed, and they include this service.</text:p>
              </text:list-item>
              <text:list-item>
                <text:p text:style-name="P19">Recovery time objective is defined for this service. A defined RTO aims at ensuring that the service level is met by the provider and ensures the service quality can be monitored.</text:p>
              </text:list-item>
              <text:list-item>
                <text:p text:style-name="P19">Recover point objective is defined for this service. A defined RPO aims at ensuring that the service level is met by the provider and ensures the service quality can be monitored.</text:p>
              </text:list-item>
              <text:list-item>
                <text:p text:style-name="P19">A comprehensive risk analysis is written and it includes threats for this service. A comprehensive risk analysis should take into account for example:</text:p>
                <text:list>
                  <text:list-item>
                    <text:p text:style-name="P19">The chosen cloud type and deployment model are recognized and the threats they imply are verified.</text:p>
                  </text:list-item>
                  <text:list-item>
                    <text:p text:style-name="P19">Possible threats derived from e.g. multi-tenancy, responsibilities and geographical location are recognized and analyzed.</text:p>
                  </text:list-item>
                </text:list>
              </text:list-item>
              <text:list-item>
                <text:p text:style-name="P19">There exists for documents that for example describe the service’s architecture, data locations, data flows and interfaces. This documentation is up-to-date.</text:p>
              </text:list-item>
              <text:list-item>
                <text:p text:style-name="P19">The necessary documentation is up-to-date and there exists a process to <text:soft-page-break/>continuously update these. Also, the documentation should also include the cloud provider’s aspect.</text:p>
              </text:list-item>
            </text:list>
          </table:table-cell>
          <table:table-cell table:style-name="Table14.C2" office:value-type="string">
            <text:p text:style-name="Table_20_Contents"/>
          </table:table-cell>
        </table:table-row>
      </table:table>
      <text:p text:style-name="Standard"/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">1.2</text:p>
          </table:table-cell>
          <table:table-cell table:style-name="Table1.A1" office:value-type="string">
            <text:p text:style-name="P1">SLA</text:p>
          </table:table-cell>
          <table:table-cell table:style-name="Table1.C1" office:value-type="string">
            <text:p text:style-name="P2">Notes</text:p>
          </table:table-cell>
        </table:table-row>
        <table:table-row>
          <table:table-cell table:style-name="Table1.A2" office:value-type="string">
            <text:p text:style-name="Table_20_Contents">Service level agreement documents</text:p>
          </table:table-cell>
          <table:table-cell table:style-name="Table1.A2" office:value-type="string">
            <text:list xml:id="list171219021162142" text:continue-numbering="true" text:style-name="L3">
              <text:list-item>
                <text:p text:style-name="P19">SLA contracts exist with some or all service providers</text:p>
              </text:list-item>
              <text:list-item>
                <text:p text:style-name="P19">SLA meets the needs of the service or services</text:p>
              </text:list-item>
            </text:list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Reference</text:p>
          </table:table-cell>
          <table:table-cell table:style-name="Table1.A2" office:value-type="string">
            <text:p text:style-name="Table_20_Contents">3.10.2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Examples</text:p>
          </table:table-cell>
          <table:table-cell table:style-name="Table1.A2" office:value-type="string">
            <text:list xml:id="list171219038690095" text:continue-numbering="true" text:style-name="L3">
              <text:list-item>
                <text:p text:style-name="P19">SLA contracts are done with all necessary cloud providers.</text:p>
              </text:list-item>
              <text:list-item>
                <text:p text:style-name="P19">The documents are signed by all involved parties.</text:p>
              </text:list-item>
              <text:list-item>
                <text:p text:style-name="P19">The SLA requirement follows the needs specified in the service descriptions.</text:p>
              </text:list-item>
              <text:list-item>
                <text:p text:style-name="P19">The SLA documents ensure quality, reliability, security and scalability of the service.</text:p>
              </text:list-item>
            </text:list>
          </table:table-cell>
          <table:table-cell table:style-name="Table1.C2" office:value-type="string">
            <text:p text:style-name="Table_20_Contents"/>
          </table:table-cell>
        </table:table-row>
      </table:table>
      <text:p text:style-name="Standard"/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1">1.3</text:p>
          </table:table-cell>
          <table:table-cell table:style-name="Table2.A1" office:value-type="string">
            <text:p text:style-name="P1">Transferability</text:p>
          </table:table-cell>
          <table:table-cell table:style-name="Table2.C1" office:value-type="string">
            <text:p text:style-name="P2">Notes</text:p>
          </table:table-cell>
        </table:table-row>
        <table:table-row>
          <table:table-cell table:style-name="Table2.A2" office:value-type="string">
            <text:p text:style-name="Table_20_Contents">Technologies and contracts enable fast transfer of the service and data</text:p>
          </table:table-cell>
          <table:table-cell table:style-name="Table2.A2" office:value-type="string">
            <text:list xml:id="list171217531651135" text:continue-numbering="true" text:style-name="L3">
              <text:list-item>
                <text:p text:style-name="P19">The service uses common standards</text:p>
              </text:list-item>
              <text:list-item>
                <text:p text:style-name="P19">The service uses common protocols</text:p>
              </text:list-item>
              <text:list-item>
                <text:p text:style-name="P19">The policies do not prevent data transfer</text:p>
              </text:list-item>
            </text:list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>Reference</text:p>
          </table:table-cell>
          <table:table-cell table:style-name="Table2.A2" office:value-type="string">
            <text:p text:style-name="Table_20_Contents">3.2.4</text:p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>Examples</text:p>
          </table:table-cell>
          <table:table-cell table:style-name="Table2.A2" office:value-type="string">
            <text:list xml:id="list171218103734113" text:continue-numbering="true" text:style-name="L3">
              <text:list-item>
                <text:p text:style-name="P19">The programming languages and data formats to name a few are common and not e.g. proprietary.</text:p>
              </text:list-item>
              <text:list-item>
                <text:p text:style-name="P19">The protocols used in the service and related services are common and not e.g. proprietary.</text:p>
              </text:list-item>
              <text:list-item>
                <text:p text:style-name="P19">There exists e.g. another service provider to whose infrastructure the service could be transferred.</text:p>
              </text:list-item>
              <text:list-item>
                <text:p text:style-name="P19">There are no contractual limitation to transfer the service or the limitations are recognized and there is a plan to overcome them.</text:p>
              </text:list-item>
            </text:list>
          </table:table-cell>
          <table:table-cell table:style-name="Table2.C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P14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1">1.4</text:p>
          </table:table-cell>
          <table:table-cell table:style-name="Table3.A1" office:value-type="string">
            <text:p text:style-name="P1">Regulative requirements</text:p>
          </table:table-cell>
          <table:table-cell table:style-name="Table3.C1" office:value-type="string">
            <text:p text:style-name="P2">Notes</text:p>
          </table:table-cell>
        </table:table-row>
        <table:table-row>
          <table:table-cell table:style-name="Table3.A2" office:value-type="string">
            <text:p text:style-name="Table_20_Contents">Requirements set by regulations</text:p>
          </table:table-cell>
          <table:table-cell table:style-name="Table3.A2" office:value-type="string">
            <text:list xml:id="list171219472323105" text:continue-numbering="true" text:style-name="L3">
              <text:list-item>
                <text:p text:style-name="P19">Necessary documents exist to depict the regulations each party and service has to commit into</text:p>
              </text:list-item>
              <text:list-item>
                <text:p text:style-name="P19">Procedures exist to audit and update the documentation and procedures regularly</text:p>
              </text:list-item>
            </text:list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>Reference</text:p>
          </table:table-cell>
          <table:table-cell table:style-name="Table3.A2" office:value-type="string">
            <text:p text:style-name="Table_20_Contents">3.2.2, 3.2.3</text:p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>Examples</text:p>
          </table:table-cell>
          <table:table-cell table:style-name="Table3.A2" office:value-type="string">
            <text:list xml:id="list171218248963243" text:continue-numbering="true" text:style-name="L3">
              <text:list-item>
                <text:p text:style-name="P19">The implemented regulations by the service are documented.</text:p>
              </text:list-item>
              <text:list-item>
                <text:p text:style-name="P19">Procedures exist to audit the compliance regularly.</text:p>
              </text:list-item>
              <text:list-item>
                <text:p text:style-name="P19">Procedures exist to follow changes in the regulations.</text:p>
              </text:list-item>
            </text:list>
          </table:table-cell>
          <table:table-cell table:style-name="Table3.C2" office:value-type="string">
            <text:p text:style-name="Table_20_Contents"/>
          </table:table-cell>
        </table:table-row>
      </table:table>
      <text:p text:style-name="Standard"/>
      <text:p text:style-name="Standard"/>
      <table:table table:name="Table15" table:style-name="Table15">
        <table:table-column table:style-name="Table15.A"/>
        <table:table-column table:style-name="Table15.B"/>
        <table:table-column table:style-name="Table15.C"/>
        <table:table-row>
          <table:table-cell table:style-name="Table15.A1" office:value-type="string">
            <text:p text:style-name="P1">1.5</text:p>
          </table:table-cell>
          <table:table-cell table:style-name="Table15.A1" office:value-type="string">
            <text:p text:style-name="P1">Personnel</text:p>
          </table:table-cell>
          <table:table-cell table:style-name="Table15.C1" office:value-type="string">
            <text:p text:style-name="P2">Notes</text:p>
          </table:table-cell>
        </table:table-row>
        <table:table-row>
          <table:table-cell table:style-name="Table15.A2" office:value-type="string">
            <text:p text:style-name="Table_20_Contents">Personnel: roles and training</text:p>
          </table:table-cell>
          <table:table-cell table:style-name="Table15.A2" office:value-type="string">
            <text:list xml:id="list171217453806701" text:continue-numbering="true" text:style-name="L3">
              <text:list-item>
                <text:p text:style-name="P19">Key roles are recognized</text:p>
              </text:list-item>
              <text:list-item>
                <text:p text:style-name="P19">The personnel is trained to recognize and act upon any attacks</text:p>
              </text:list-item>
            </text:list>
          </table:table-cell>
          <table:table-cell table:style-name="Table15.C2" office:value-type="string">
            <text:p text:style-name="Table_20_Contents"/>
          </table:table-cell>
        </table:table-row>
        <table:table-row>
          <table:table-cell table:style-name="Table15.A2" office:value-type="string">
            <text:p text:style-name="Table_20_Contents">Reference</text:p>
          </table:table-cell>
          <table:table-cell table:style-name="Table15.A2" office:value-type="string">
            <text:p text:style-name="Table_20_Contents">3.10.4</text:p>
          </table:table-cell>
          <table:table-cell table:style-name="Table15.C2" office:value-type="string">
            <text:p text:style-name="Table_20_Contents"/>
          </table:table-cell>
        </table:table-row>
        <table:table-row>
          <table:table-cell table:style-name="Table15.A2" office:value-type="string">
            <text:p text:style-name="Table_20_Contents">Examples</text:p>
          </table:table-cell>
          <table:table-cell table:style-name="Table15.A2" office:value-type="string">
            <text:list xml:id="list171217698560550" text:continue-numbering="true" text:style-name="L3">
              <text:list-item>
                <text:p text:style-name="P19">Key roles, like manager roles, are recognized and named.</text:p>
              </text:list-item>
              <text:list-item>
                <text:p text:style-name="P19">All personnel is trained to recognize malicious deeds.</text:p>
              </text:list-item>
              <text:list-item>
                <text:p text:style-name="P19">All personnel is trained to follow defined procedures upon a malicious deed.</text:p>
              </text:list-item>
              <text:list-item>
                <text:p text:style-name="P19">There is a document verifying training.</text:p>
              </text:list-item>
              <text:list-item>
                <text:p text:style-name="P19">There is a documented procedure to to keep the training up-to-date.</text:p>
              </text:list-item>
            </text:list>
          </table:table-cell>
          <table:table-cell table:style-name="Table15.C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/>
      <table:table table:name="Table16" table:style-name="Table16">
        <table:table-column table:style-name="Table16.A"/>
        <table:table-column table:style-name="Table16.B"/>
        <table:table-column table:style-name="Table16.C"/>
        <table:table-row>
          <table:table-cell table:style-name="Table16.A1" office:value-type="string">
            <text:p text:style-name="P1">1.6</text:p>
          </table:table-cell>
          <table:table-cell table:style-name="Table16.A1" office:value-type="string">
            <text:p text:style-name="P1">Incident re<text:span text:style-name="T8">s</text:span>ponse</text:p>
          </table:table-cell>
          <table:table-cell table:style-name="Table16.C1" office:value-type="string">
            <text:p text:style-name="P2">Notes</text:p>
          </table:table-cell>
        </table:table-row>
        <table:table-row>
          <table:table-cell table:style-name="Table16.A2" office:value-type="string">
            <text:p text:style-name="Table_20_Contents">Incident response and definitions of responsibilities</text:p>
          </table:table-cell>
          <table:table-cell table:style-name="Table16.A2" office:value-type="string">
            <text:list xml:id="list171218715427678" text:continue-numbering="true" text:style-name="L3">
              <text:list-item>
                <text:p text:style-name="P19">Ensure that the responsibilities are defined between the customer and provider</text:p>
              </text:list-item>
              <text:list-item>
                <text:p text:style-name="P19">Ensure the service provider and the customer have sufficient strategy for incidents</text:p>
              </text:list-item>
              <text:list-item>
                <text:p text:style-name="P19">Ensure the service provider and the customer have the ability to properly handle incidents</text:p>
              </text:list-item>
              <text:list-item>
                <text:p text:style-name="P19">Ensure that proper technology to identify potential attacks exist and operate properly, these can be for example intrusion detection or prevention systems and proper logging infrastructure</text:p>
              </text:list-item>
              <text:list-item>
                <text:p text:style-name="P13"><text:soft-page-break/>Ensure that dedicated personnel exists to handle the incidents, the incident response team should have the ability to analyze, respond, escalate and to report any incidents</text:p>
              </text:list-item>
            </text:list>
          </table:table-cell>
          <table:table-cell table:style-name="Table16.C2" office:value-type="string">
            <text:p text:style-name="Table_20_Contents"/>
          </table:table-cell>
        </table:table-row>
        <table:table-row>
          <table:table-cell table:style-name="Table16.A2" office:value-type="string">
            <text:p text:style-name="Table_20_Contents">Reference</text:p>
          </table:table-cell>
          <table:table-cell table:style-name="Table16.A2" office:value-type="string">
            <text:p text:style-name="Table_20_Contents">3.2.6</text:p>
          </table:table-cell>
          <table:table-cell table:style-name="Table16.C2" office:value-type="string">
            <text:p text:style-name="Table_20_Contents"/>
          </table:table-cell>
        </table:table-row>
        <table:table-row>
          <table:table-cell table:style-name="Table16.A2" office:value-type="string">
            <text:p text:style-name="Table_20_Contents">Examples</text:p>
          </table:table-cell>
          <table:table-cell table:style-name="Table16.A2" office:value-type="string">
            <text:list xml:id="list171218992980324" text:continue-numbering="true" text:style-name="L3">
              <text:list-item>
                <text:p text:style-name="P20">The customer and provider both have a detailed and documented incident handling workflow.</text:p>
              </text:list-item>
              <text:list-item>
                <text:p text:style-name="P20">There is an up-to-date incident response team in all parties and shared communication channels during incident escalation.</text:p>
              </text:list-item>
              <text:list-item>
                <text:p text:style-name="P20">Technologies exist to recognize incidents, for example: SIEM, IDS, detailed information about the normal state including protocols, devices and IPs to name a few.</text:p>
              </text:list-item>
              <text:list-item>
                <text:p text:style-name="P20">Incident handling process is tested frequently and the personnel are trained.</text:p>
              </text:list-item>
            </text:list>
          </table:table-cell>
          <table:table-cell table:style-name="Table16.C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/>
      <text:p text:style-name="Text_20_body"/>
      <text:p text:style-name="P18"/>
      <text:h text:style-name="Heading_20_2" text:outline-level="2">Physical requirements</text:h>
      <text:p text:style-name="Text_20_body"/>
      <table:table table:name="Table7" table:style-name="Table7">
        <table:table-column table:style-name="Table7.A"/>
        <table:table-column table:style-name="Table7.B"/>
        <table:table-column table:style-name="Table7.C"/>
        <table:table-row>
          <table:table-cell table:style-name="Table7.A1" office:value-type="string">
            <text:p text:style-name="P1">2.1</text:p>
          </table:table-cell>
          <table:table-cell table:style-name="Table7.A1" office:value-type="string">
            <text:p text:style-name="P1">Physical security and continuity</text:p>
          </table:table-cell>
          <table:table-cell table:style-name="Table7.C1" office:value-type="string">
            <text:p text:style-name="P2">Notes</text:p>
          </table:table-cell>
        </table:table-row>
        <table:table-row>
          <table:table-cell table:style-name="Table7.A2" office:value-type="string">
            <text:p text:style-name="P6">Physical security and continuity: <text:span text:style-name="T6">physical security fulfilling the requirements</text:span></text:p>
          </table:table-cell>
          <table:table-cell table:style-name="Table7.A2" office:value-type="string">
            <text:list xml:id="list171218693799052" text:continue-numbering="true" text:style-name="L3">
              <text:list-item>
                <text:p text:style-name="P21">Verify the cloud provider’s documentation about physical security</text:p>
              </text:list-item>
              <text:list-item>
                <text:p text:style-name="P21">Verify that physical security fulfills the requirements</text:p>
              </text:list-item>
            </text:list>
          </table:table-cell>
          <table:table-cell table:style-name="Table7.C2" office:value-type="string">
            <text:p text:style-name="Table_20_Contents"/>
          </table:table-cell>
        </table:table-row>
        <table:table-row>
          <table:table-cell table:style-name="Table7.A2" office:value-type="string">
            <text:p text:style-name="Table_20_Contents">Reference</text:p>
          </table:table-cell>
          <table:table-cell table:style-name="Table7.A2" office:value-type="string">
            <text:p text:style-name="P3">2.1</text:p>
          </table:table-cell>
          <table:table-cell table:style-name="Table7.C2" office:value-type="string">
            <text:p text:style-name="Table_20_Contents"/>
          </table:table-cell>
        </table:table-row>
        <table:table-row>
          <table:table-cell table:style-name="Table7.A2" office:value-type="string">
            <text:p text:style-name="Table_20_Contents">Examples</text:p>
          </table:table-cell>
          <table:table-cell table:style-name="Table7.A2" office:value-type="string">
            <text:list xml:id="list171219135584637" text:continue-numbering="true" text:style-name="L3">
              <text:list-item>
                <text:p text:style-name="P21"><text:span text:style-name="T6">D</text:span>ocumentation exists about the cloud provider’s physical security.</text:p>
              </text:list-item>
              <text:list-item>
                <text:p text:style-name="P21"><text:span text:style-name="T6">T</text:span>he documentation is up-to-date and <text:span text:style-name="T1">the provider </text:span>applies t<text:span text:style-name="T1">he</text:span> procedures <text:span text:style-name="T1">with</text:span> e.g. interviewing the provider <text:span text:style-name="T1">or using 3</text:span><text:span text:style-name="T2">rd</text:span><text:span text:style-name="T1"> party audit reports.</text:span></text:p>
              </text:list-item>
              <text:list-item>
                <text:p text:style-name="P21"><text:span text:style-name="T6">T</text:span>here is internal documentation about physical security requirements for this service or the company in general.</text:p>
              </text:list-item>
              <text:list-item>
                <text:p text:style-name="P21"><text:span text:style-name="T1">Compare</text:span> the provider’s document <text:span text:style-name="T1">against</text:span> company’s internal requirements.</text:p>
              </text:list-item>
            </text:list>
          </table:table-cell>
          <table:table-cell table:style-name="Table7.C2" office:value-type="string">
            <text:p text:style-name="Table_20_Contents"/>
          </table:table-cell>
        </table:table-row>
      </table:table>
      <text:p text:style-name="Text_20_body"/>
      <text:p text:style-name="Standard"/>
      <table:table table:name="Table8" table:style-name="Table8">
        <table:table-column table:style-name="Table8.A"/>
        <table:table-column table:style-name="Table8.B"/>
        <table:table-column table:style-name="Table8.C"/>
        <table:table-row>
          <table:table-cell table:style-name="Table8.A1" office:value-type="string">
            <text:p text:style-name="P1">2.2</text:p>
          </table:table-cell>
          <table:table-cell table:style-name="Table8.A1" office:value-type="string">
            <text:p text:style-name="P1">Supply chain security and continuity</text:p>
          </table:table-cell>
          <table:table-cell table:style-name="Table8.C1" office:value-type="string">
            <text:p text:style-name="P2">Notes</text:p>
          </table:table-cell>
        </table:table-row>
        <table:table-row>
          <table:table-cell table:style-name="Table8.A2" office:value-type="string">
            <text:p text:style-name="P6">Supply chain security and continuity</text:p>
          </table:table-cell>
          <table:table-cell table:style-name="Table8.A2" office:value-type="string">
            <text:list xml:id="list171218326764724" text:continue-numbering="true" text:style-name="L3">
              <text:list-item>
                <text:p text:style-name="P22">Verify there are contracts, controls, policies and monitoring which ensure availability and security of new hardware, software and installation</text:p>
              </text:list-item>
            </text:list>
          </table:table-cell>
          <table:table-cell table:style-name="Table8.C2" office:value-type="string">
            <text:p text:style-name="Table_20_Contents"/>
          </table:table-cell>
        </table:table-row>
        <table:table-row>
          <table:table-cell table:style-name="Table8.A2" office:value-type="string">
            <text:p text:style-name="Table_20_Contents">Reference</text:p>
          </table:table-cell>
          <table:table-cell table:style-name="Table8.A2" office:value-type="string">
            <text:p text:style-name="P4">3.10.3</text:p>
          </table:table-cell>
          <table:table-cell table:style-name="Table8.C2" office:value-type="string">
            <text:p text:style-name="Table_20_Contents"/>
          </table:table-cell>
        </table:table-row>
        <table:table-row>
          <table:table-cell table:style-name="Table8.A2" office:value-type="string">
            <text:p text:style-name="Table_20_Contents">Examples</text:p>
          </table:table-cell>
          <table:table-cell table:style-name="Table8.A2" office:value-type="string">
            <text:list xml:id="list171219084566594" text:continue-numbering="true" text:style-name="L3">
              <text:list-item>
                <text:p text:style-name="P22">Verify that support contracts secure and fast enough delivery of replacement hardware, software and installation.</text:p>
              </text:list-item>
              <text:list-item>
                <text:p text:style-name="P22">Verify that proper hardware and software updates are taken care of by the contract.</text:p>
              </text:list-item>
              <text:list-item>
                <text:p text:style-name="P22">Ensure that the delivery chain is trustworthy.</text:p>
              </text:list-item>
              <text:list-item>
                <text:p text:style-name="P22">Ensure that there are written procedures to verify that the deliveries are received in proper state, e.g. seals are untouched, installations are done by designated persons.</text:p>
              </text:list-item>
            </text:list>
          </table:table-cell>
          <table:table-cell table:style-name="Table8.C2" office:value-type="string">
            <text:p text:style-name="Table_20_Contents"/>
          </table:table-cell>
        </table:table-row>
      </table:table>
      <text:p text:style-name="Text_20_body"/>
      <text:h text:style-name="Heading_20_2" text:outline-level="2"><text:soft-page-break/></text:h>
      <text:h text:style-name="Heading_20_2" text:outline-level="2">Technical requirements</text:h>
      <text:p text:style-name="Text_20_body"/>
      <table:table table:name="Table9" table:style-name="Table9">
        <table:table-column table:style-name="Table9.A"/>
        <table:table-column table:style-name="Table9.B"/>
        <table:table-column table:style-name="Table9.C"/>
        <table:table-row>
          <table:table-cell table:style-name="Table9.A1" office:value-type="string">
            <text:p text:style-name="P1">3.1</text:p>
          </table:table-cell>
          <table:table-cell table:style-name="Table9.A1" office:value-type="string">
            <text:p text:style-name="P1">Defence-in-depth</text:p>
          </table:table-cell>
          <table:table-cell table:style-name="Table9.C1" office:value-type="string">
            <text:p text:style-name="P2">Notes</text:p>
          </table:table-cell>
        </table:table-row>
        <table:table-row>
          <table:table-cell table:style-name="Table9.A2" office:value-type="string">
            <text:p text:style-name="P6">Defen<text:span text:style-name="T9">s</text:span>e-in-depth: segmentation</text:p>
          </table:table-cell>
          <table:table-cell table:style-name="Table9.A2" office:value-type="string">
            <text:list xml:id="list171218312900023" text:continue-numbering="true" text:style-name="L3">
              <text:list-item>
                <text:p text:style-name="P23">There are multiple layers of defen<text:span text:style-name="T9">s</text:span>es</text:p>
              </text:list-item>
              <text:list-item>
                <text:p text:style-name="P23">Segments requiring more security are separated from those requiring less <text:span text:style-name="T4">security</text:span></text:p>
              </text:list-item>
              <text:list-item>
                <text:p text:style-name="P23">There are protective measures between different segments</text:p>
              </text:list-item>
              <text:list-item>
                <text:p text:style-name="P24">The connectivity towards cloud is robust and redundant from both ends</text:p>
              </text:list-item>
            </text:list>
          </table:table-cell>
          <table:table-cell table:style-name="Table9.C2" office:value-type="string">
            <text:p text:style-name="Table_20_Contents"/>
          </table:table-cell>
        </table:table-row>
        <table:table-row>
          <table:table-cell table:style-name="Table9.A2" office:value-type="string">
            <text:p text:style-name="Table_20_Contents">Reference</text:p>
          </table:table-cell>
          <table:table-cell table:style-name="Table9.A2" office:value-type="string">
            <text:p text:style-name="P5">3.12.4</text:p>
          </table:table-cell>
          <table:table-cell table:style-name="Table9.C2" office:value-type="string">
            <text:p text:style-name="Table_20_Contents"/>
          </table:table-cell>
        </table:table-row>
        <table:table-row>
          <table:table-cell table:style-name="Table9.A2" office:value-type="string">
            <text:p text:style-name="Table_20_Contents">Examples</text:p>
          </table:table-cell>
          <table:table-cell table:style-name="Table9.A2" office:value-type="string">
            <text:list xml:id="list171219220477464" text:continue-numbering="true" text:style-name="L3">
              <text:list-item>
                <text:p text:style-name="P23">Based on architecture diagrams there are different segments separated from others, when required security measures differ between devices and services.</text:p>
              </text:list-item>
              <text:list-item>
                <text:p text:style-name="P23">The built system follows the aforementioned documentation.</text:p>
              </text:list-item>
              <text:list-item>
                <text:p text:style-name="P23">There are technologies like firewalls, VPNs and intrusion detection systems between segments.</text:p>
              </text:list-item>
              <text:list-item>
                <text:p text:style-name="P23">Individual systems are protected with additional measures like host IDS, host firewalls and malware detection software.</text:p>
              </text:list-item>
              <text:list-item>
                <text:p text:style-name="P24">Dual homed connectivity via different Internet Service Providers.</text:p>
              </text:list-item>
            </text:list>
          </table:table-cell>
          <table:table-cell table:style-name="Table9.C2" office:value-type="string">
            <text:p text:style-name="Table_20_Contents"/>
          </table:table-cell>
        </table:table-row>
      </table:table>
      <text:p text:style-name="Standard"/>
      <text:p text:style-name="Standard"/>
      <table:table table:name="Table10" table:style-name="Table10">
        <table:table-column table:style-name="Table10.A"/>
        <table:table-column table:style-name="Table10.B"/>
        <table:table-column table:style-name="Table10.C"/>
        <table:table-row>
          <table:table-cell table:style-name="Table10.A1" office:value-type="string">
            <text:p text:style-name="P1">3.2</text:p>
          </table:table-cell>
          <table:table-cell table:style-name="Table10.A1" office:value-type="string">
            <text:p text:style-name="P1">Segregation of duties</text:p>
          </table:table-cell>
          <table:table-cell table:style-name="Table10.C1" office:value-type="string">
            <text:p text:style-name="P2">Notes</text:p>
          </table:table-cell>
        </table:table-row>
        <table:table-row>
          <table:table-cell table:style-name="Table10.A2" office:value-type="string">
            <text:p text:style-name="P6">Segregation of duties: <text:span text:style-name="T6">avoiding dangerous work combinations and tracking changes</text:span></text:p>
          </table:table-cell>
          <table:table-cell table:style-name="Table10.A2" office:value-type="string">
            <text:list xml:id="list171219518336439" text:continue-numbering="true" text:style-name="L3">
              <text:list-item>
                <text:p text:style-name="P25">Segregation of duties is done by both the provider and customer</text:p>
              </text:list-item>
              <text:list-item>
                <text:p text:style-name="P23"><text:span text:style-name="T5">It is e</text:span>nsure<text:span text:style-name="T5">d</text:span> that a single person can not execute a full path of actions</text:p>
              </text:list-item>
              <text:list-item>
                <text:p text:style-name="P25">Changes are tracked</text:p>
              </text:list-item>
            </text:list>
          </table:table-cell>
          <table:table-cell table:style-name="Table10.C2" office:value-type="string">
            <text:p text:style-name="Table_20_Contents"/>
          </table:table-cell>
        </table:table-row>
        <table:table-row>
          <table:table-cell table:style-name="Table10.A2" office:value-type="string">
            <text:p text:style-name="Table_20_Contents">Reference</text:p>
          </table:table-cell>
          <table:table-cell table:style-name="Table10.A2" office:value-type="string">
            <text:p text:style-name="P5">3.2.5</text:p>
          </table:table-cell>
          <table:table-cell table:style-name="Table10.C2" office:value-type="string">
            <text:p text:style-name="Table_20_Contents"/>
          </table:table-cell>
        </table:table-row>
        <table:table-row>
          <table:table-cell table:style-name="Table10.A2" office:value-type="string">
            <text:p text:style-name="Table_20_Contents">Examples</text:p>
          </table:table-cell>
          <table:table-cell table:style-name="Table10.A2" office:value-type="string">
            <text:list xml:id="list171219282474086" text:continue-numbering="true" text:style-name="L3">
              <text:list-item>
                <text:p text:style-name="P25">Critical processes that require multiple actors are defined.</text:p>
              </text:list-item>
              <text:list-item>
                <text:p text:style-name="P25">All parties’ policies, abilities and strategy are ensuring segregation of duties.</text:p>
              </text:list-item>
              <text:list-item>
                <text:p text:style-name="P25">There are technical and process oriented measures to ensure segregation.</text:p>
              </text:list-item>
              <text:list-item>
                <text:p text:style-name="P25">There is sufficient tracking for all critical actions.</text:p>
              </text:list-item>
              <text:list-item>
                <text:p text:style-name="P25"><text:soft-page-break/>A single person can not modify tracking logs.</text:p>
              </text:list-item>
            </text:list>
          </table:table-cell>
          <table:table-cell table:style-name="Table10.C2" office:value-type="string">
            <text:p text:style-name="Table_20_Contents"/>
          </table:table-cell>
        </table:table-row>
      </table:table>
      <text:p text:style-name="Standard"/>
      <text:p text:style-name="Standard"/>
      <table:table table:name="Table11" table:style-name="Table11">
        <table:table-column table:style-name="Table11.A"/>
        <table:table-column table:style-name="Table11.B"/>
        <table:table-column table:style-name="Table11.C"/>
        <table:table-row>
          <table:table-cell table:style-name="Table11.A1" office:value-type="string">
            <text:p text:style-name="P1">3.3</text:p>
          </table:table-cell>
          <table:table-cell table:style-name="Table11.A1" office:value-type="string">
            <text:p text:style-name="P1">Encryption and key management</text:p>
          </table:table-cell>
          <table:table-cell table:style-name="Table11.C1" office:value-type="string">
            <text:p text:style-name="P2">Notes</text:p>
          </table:table-cell>
        </table:table-row>
        <table:table-row>
          <table:table-cell table:style-name="Table11.A2" office:value-type="string">
            <text:p text:style-name="P6">Encryption: securing data and keys</text:p>
          </table:table-cell>
          <table:table-cell table:style-name="Table11.A2" office:value-type="string">
            <text:list xml:id="list171217448158261" text:continue-numbering="true" text:style-name="L3">
              <text:list-item>
                <text:p text:style-name="P25">Data stores and flows are documented</text:p>
              </text:list-item>
              <text:list-item>
                <text:p text:style-name="P25">Data is encrypted during storage and transfer when required</text:p>
              </text:list-item>
              <text:list-item>
                <text:p text:style-name="P25">The encryption algorithms used are sufficient and fulfill legislative requirements</text:p>
              </text:list-item>
              <text:list-item>
                <text:p text:style-name="P25">The encryption keys are sufficient and stored so that their secrecy and availability are ensured</text:p>
              </text:list-item>
              <text:list-item>
                <text:p text:style-name="P24">Backups to cloud are encrypted</text:p>
              </text:list-item>
            </text:list>
          </table:table-cell>
          <table:table-cell table:style-name="Table11.C2" office:value-type="string">
            <text:p text:style-name="Table_20_Contents"/>
          </table:table-cell>
        </table:table-row>
        <table:table-row>
          <table:table-cell table:style-name="Table11.A2" office:value-type="string">
            <text:p text:style-name="Table_20_Contents">Reference</text:p>
          </table:table-cell>
          <table:table-cell table:style-name="Table11.A2" office:value-type="string">
            <text:p text:style-name="P6">3.11.1, 3.11.4</text:p>
          </table:table-cell>
          <table:table-cell table:style-name="Table11.C2" office:value-type="string">
            <text:p text:style-name="Table_20_Contents"/>
          </table:table-cell>
        </table:table-row>
        <table:table-row>
          <table:table-cell table:style-name="Table11.A2" office:value-type="string">
            <text:p text:style-name="Table_20_Contents">Examples</text:p>
          </table:table-cell>
          <table:table-cell table:style-name="Table11.A2" office:value-type="string">
            <text:list xml:id="list171219524799809" text:continue-numbering="true" text:style-name="L3">
              <text:list-item>
                <text:p text:style-name="P25">All data locations whether moving or in rest are documented.</text:p>
              </text:list-item>
              <text:list-item>
                <text:p text:style-name="P25">The data is encrypted or protected with other acceptable methods like hiding all the time.</text:p>
              </text:list-item>
              <text:list-item>
                <text:p text:style-name="P25">The encryption algorithms satisfy the requirements of legislation, policies <text:span text:style-name="T3">and current recommendations.</text:span></text:p>
              </text:list-item>
              <text:list-item>
                <text:p text:style-name="P26">The encryption devices, software and configuration are according to legislation, policies and recommendations.</text:p>
              </text:list-item>
              <text:list-item>
                <text:p text:style-name="P26">The encryption keys are of required length and complexity, the keys are changed on required intervals.</text:p>
              </text:list-item>
              <text:list-item>
                <text:p text:style-name="P26">The keys are stored securely and separated from data, the keys are stored so that they can not be lost.</text:p>
              </text:list-item>
              <text:list-item>
                <text:p text:style-name="P26">Process exist to verify that the encryption and keys are updated as needed.</text:p>
              </text:list-item>
              <text:list-item>
                <text:p text:style-name="P26">Process exist to audit that data and communication are encrypted when needed.</text:p>
              </text:list-item>
              <text:list-item>
                <text:p text:style-name="P24">Backups are encrypted using keys not shared with the service provider.</text:p>
              </text:list-item>
            </text:list>
          </table:table-cell>
          <table:table-cell table:style-name="Table11.C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P14"/>
      <table:table table:name="Table12" table:style-name="Table12">
        <table:table-column table:style-name="Table12.A"/>
        <table:table-column table:style-name="Table12.B"/>
        <table:table-column table:style-name="Table12.C"/>
        <table:table-row>
          <table:table-cell table:style-name="Table12.A1" office:value-type="string">
            <text:p text:style-name="P1">3.4</text:p>
          </table:table-cell>
          <table:table-cell table:style-name="Table12.A1" office:value-type="string">
            <text:p text:style-name="P1">Backups</text:p>
          </table:table-cell>
          <table:table-cell table:style-name="Table12.C1" office:value-type="string">
            <text:p text:style-name="P2">Notes</text:p>
          </table:table-cell>
        </table:table-row>
        <table:table-row>
          <table:table-cell table:style-name="Table12.A2" office:value-type="string">
            <text:p text:style-name="P12">Backups and restoration</text:p>
          </table:table-cell>
          <table:table-cell table:style-name="Table12.A2" office:value-type="string">
            <text:list xml:id="list171219278662178" text:continue-numbering="true" text:style-name="L3">
              <text:list-item>
                <text:p text:style-name="P27">Regular backups are taken of all the relevant data</text:p>
              </text:list-item>
              <text:list-item>
                <text:p text:style-name="P27">Backups are stored regularly to a<text:span text:style-name="T5">n</text:span> offsite location(s)</text:p>
              </text:list-item>
              <text:list-item>
                <text:p text:style-name="P27">Full backup (if applicable) is taken regularly enough for restore time to meet the RTO</text:p>
              </text:list-item>
              <text:list-item>
                <text:p text:style-name="P27">Backup mediums are being refreshed so that when new backup systems become available, old backups are still readable for restores</text:p>
              </text:list-item>
              <text:list-item>
                <text:p text:style-name="P27">Expired backup mediums are destroyed according to standard or overwritten by new backups</text:p>
              </text:list-item>
              <text:list-item>
                <text:p text:style-name="P27">Restore functionality is tested regularly</text:p>
              </text:list-item>
            </text:list>
          </table:table-cell>
          <table:table-cell table:style-name="Table12.C2" office:value-type="string">
            <text:p text:style-name="Table_20_Contents"/>
          </table:table-cell>
        </table:table-row>
        <table:table-row>
          <table:table-cell table:style-name="Table12.A2" office:value-type="string">
            <text:p text:style-name="Table_20_Contents">Reference</text:p>
          </table:table-cell>
          <table:table-cell table:style-name="Table12.A2" office:value-type="string">
            <text:p text:style-name="P7">3.12.1</text:p>
          </table:table-cell>
          <table:table-cell table:style-name="Table12.C2" office:value-type="string">
            <text:p text:style-name="Table_20_Contents"/>
          </table:table-cell>
        </table:table-row>
        <table:table-row>
          <table:table-cell table:style-name="Table12.A2" office:value-type="string">
            <text:p text:style-name="Table_20_Contents">Examples</text:p>
          </table:table-cell>
          <table:table-cell table:style-name="Table12.A2" office:value-type="string">
            <text:list xml:id="list171219018631744" text:continue-numbering="true" text:style-name="L3">
              <text:list-item>
                <text:p text:style-name="P27">All relevant data is identified and backups are configured.</text:p>
              </text:list-item>
              <text:list-item>
                <text:p text:style-name="P27">Tape/disk library in a separate location.</text:p>
              </text:list-item>
              <text:list-item>
                <text:p text:style-name="P27">Full backup (if applicable) is taken regularly enough for restores to be fluent.</text:p>
              </text:list-item>
              <text:list-item>
                <text:p text:style-name="P27">Backup mediums are refreshed as new LTO generations are being introduced.</text:p>
              </text:list-item>
              <text:list-item>
                <text:p text:style-name="P27">Mediums are destroyed using <text:span text:style-name="T5">a </text:span>standard compliant mechanism once they are at the end of their lifecycle.</text:p>
              </text:list-item>
              <text:list-item>
                <text:p text:style-name="P27">Restore functionality is tested regularly by using scripts and status is being monitored.</text:p>
              </text:list-item>
            </text:list>
          </table:table-cell>
          <table:table-cell table:style-name="Table12.C2" office:value-type="string">
            <text:p text:style-name="Table_20_Contents"/>
          </table:table-cell>
        </table:table-row>
      </table:table>
      <text:p text:style-name="Standard"/>
      <text:p text:style-name="Standard"/>
      <table:table table:name="Table13" table:style-name="Table13">
        <table:table-column table:style-name="Table13.A"/>
        <table:table-column table:style-name="Table13.B"/>
        <table:table-column table:style-name="Table13.C"/>
        <table:table-row>
          <table:table-cell table:style-name="Table13.A1" office:value-type="string">
            <text:p text:style-name="P1">3.5</text:p>
          </table:table-cell>
          <table:table-cell table:style-name="Table13.A1" office:value-type="string">
            <text:p text:style-name="P1">Authentication</text:p>
          </table:table-cell>
          <table:table-cell table:style-name="Table13.C1" office:value-type="string">
            <text:p text:style-name="P2">Notes</text:p>
          </table:table-cell>
        </table:table-row>
        <table:table-row>
          <table:table-cell table:style-name="Table13.A2" office:value-type="string">
            <text:p text:style-name="P12">Secure authentication throughout the infrastructure</text:p>
          </table:table-cell>
          <table:table-cell table:style-name="Table13.A2" office:value-type="string">
            <text:list xml:id="list171217747188534" text:continue-numbering="true" text:style-name="L3">
              <text:list-item>
                <text:p text:style-name="P28">Users, devices and services are authenticated throughout the service</text:p>
              </text:list-item>
              <text:list-item>
                <text:p text:style-name="P28">Authentication methods follow recommendations</text:p>
              </text:list-item>
              <text:list-item>
                <text:p text:style-name="P28">Authentication data is protected</text:p>
              </text:list-item>
            </text:list>
          </table:table-cell>
          <table:table-cell table:style-name="Table13.C2" office:value-type="string">
            <text:p text:style-name="Table_20_Contents"/>
          </table:table-cell>
        </table:table-row>
        <table:table-row>
          <table:table-cell table:style-name="Table13.A2" office:value-type="string">
            <text:p text:style-name="Table_20_Contents">Reference</text:p>
          </table:table-cell>
          <table:table-cell table:style-name="Table13.A2" office:value-type="string">
            <text:p text:style-name="P9">5.3.5</text:p>
          </table:table-cell>
          <table:table-cell table:style-name="Table13.C2" office:value-type="string">
            <text:p text:style-name="Table_20_Contents"/>
          </table:table-cell>
        </table:table-row>
        <table:table-row>
          <table:table-cell table:style-name="Table13.A2" office:value-type="string">
            <text:p text:style-name="Table_20_Contents">Examples</text:p>
          </table:table-cell>
          <table:table-cell table:style-name="Table13.A2" office:value-type="string">
            <text:list xml:id="list171217567545916" text:continue-numbering="true" text:style-name="L3">
              <text:list-item>
                <text:p text:style-name="P28">All data and process access requires authentication and authorization.</text:p>
              </text:list-item>
              <text:list-item>
                <text:p text:style-name="P28">When possible, two-factor authentication is used.</text:p>
              </text:list-item>
              <text:list-item>
                <text:p text:style-name="P28">Authentication is constructed using at least one of the following: something the user knows, has or is unique to each user.</text:p>
              </text:list-item>
              <text:list-item>
                <text:p text:style-name="P28">Logon ID does not consist of e.g. <text:soft-page-break/>person’s name or other easily accessible data.</text:p>
              </text:list-item>
              <text:list-item>
                <text:p text:style-name="P28">Authentication data is properly protected.</text:p>
              </text:list-item>
              <text:list-item>
                <text:p text:style-name="P28">The authentication requirements are fulfilled all over the service, including also the platform and other dependencies.</text:p>
              </text:list-item>
            </text:list>
          </table:table-cell>
          <table:table-cell table:style-name="Table13.C2" office:value-type="string">
            <text:p text:style-name="Table_20_Contents"/>
          </table:table-cell>
        </table:table-row>
      </table:table>
      <text:p text:style-name="Standard"/>
      <text:p text:style-name="Standard"/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1">3.6</text:p>
          </table:table-cell>
          <table:table-cell table:style-name="Table4.A1" office:value-type="string">
            <text:p text:style-name="P1">Lifecycle management</text:p>
          </table:table-cell>
          <table:table-cell table:style-name="Table4.C1" office:value-type="string">
            <text:p text:style-name="P2">Notes</text:p>
          </table:table-cell>
        </table:table-row>
        <table:table-row>
          <table:table-cell table:style-name="Table4.A2" office:value-type="string">
            <text:p text:style-name="P12">Managing services throughout their lifetime</text:p>
          </table:table-cell>
          <table:table-cell table:style-name="Table4.A2" office:value-type="string">
            <text:list xml:id="list171217935653708" text:continue-numbering="true" text:style-name="L3">
              <text:list-item>
                <text:p text:style-name="P29">Different stages of service lifecycle are identified and record of services is kept</text:p>
              </text:list-item>
              <text:list-item>
                <text:p text:style-name="P29">There is a regular procedure to update the service catalog</text:p>
              </text:list-item>
              <text:list-item>
                <text:p text:style-name="P29">There is a clearly defined decommissioning procedure for services</text:p>
              </text:list-item>
            </text:list>
          </table:table-cell>
          <table:table-cell table:style-name="Table4.C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Table_20_Contents">Reference</text:p>
          </table:table-cell>
          <table:table-cell table:style-name="Table4.A2" office:value-type="string">
            <text:p text:style-name="P7">3.10.5</text:p>
          </table:table-cell>
          <table:table-cell table:style-name="Table4.C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Table_20_Contents">Examples</text:p>
          </table:table-cell>
          <table:table-cell table:style-name="Table4.A2" office:value-type="string">
            <text:list xml:id="list171219355231689" text:continue-numbering="true" text:style-name="L3">
              <text:list-item>
                <text:p text:style-name="P29">Specs, discovery, negotiation, composition, consumption and decommissioning are identified.</text:p>
              </text:list-item>
              <text:list-item>
                <text:p text:style-name="P29">Automated mechanism in-place to detect new hosts and services.</text:p>
              </text:list-item>
              <text:list-item>
                <text:p text:style-name="P29">Decommissioning planning is part of the initial specification.</text:p>
              </text:list-item>
            </text:list>
          </table:table-cell>
          <table:table-cell table:style-name="Table4.C2" office:value-type="string">
            <text:p text:style-name="Table_20_Contents"/>
          </table:table-cell>
        </table:table-row>
      </table:table>
      <text:p text:style-name="Standard"/>
      <text:p text:style-name="Standard"/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1">3.7</text:p>
          </table:table-cell>
          <table:table-cell table:style-name="Table5.A1" office:value-type="string">
            <text:p text:style-name="P1">Hardening</text:p>
          </table:table-cell>
          <table:table-cell table:style-name="Table5.C1" office:value-type="string">
            <text:p text:style-name="P2">Notes</text:p>
          </table:table-cell>
        </table:table-row>
        <table:table-row>
          <table:table-cell table:style-name="Table5.A2" office:value-type="string">
            <text:p text:style-name="P12">Minimized installations</text:p>
          </table:table-cell>
          <table:table-cell table:style-name="Table5.A2" office:value-type="string">
            <text:list xml:id="list171219338566763" text:continue-numbering="true" text:style-name="L3">
              <text:list-item>
                <text:p text:style-name="P30">Used disk images are hardened to contain the desired settings and patches</text:p>
              </text:list-item>
            </text:list>
          </table:table-cell>
          <table:table-cell table:style-name="Table5.C2" office:value-type="string">
            <text:p text:style-name="Table_20_Contents"/>
          </table:table-cell>
        </table:table-row>
        <table:table-row>
          <table:table-cell table:style-name="Table5.A2" office:value-type="string">
            <text:p text:style-name="Table_20_Contents">Reference</text:p>
          </table:table-cell>
          <table:table-cell table:style-name="Table5.A2" office:value-type="string">
            <text:p text:style-name="P10">5.3.7</text:p>
          </table:table-cell>
          <table:table-cell table:style-name="Table5.C2" office:value-type="string">
            <text:p text:style-name="Table_20_Contents"/>
          </table:table-cell>
        </table:table-row>
        <table:table-row>
          <table:table-cell table:style-name="Table5.A2" office:value-type="string">
            <text:p text:style-name="Table_20_Contents">Examples</text:p>
          </table:table-cell>
          <table:table-cell table:style-name="Table5.A2" office:value-type="string">
            <text:list xml:id="list171217684330185" text:continue-numbering="true" text:style-name="L3">
              <text:list-item>
                <text:p text:style-name="P30">The disk images used in services are acquired from a defined source.</text:p>
              </text:list-item>
              <text:list-item>
                <text:p text:style-name="P30">The images are minimized to contain only the needed software and correct configuration.</text:p>
              </text:list-item>
              <text:list-item>
                <text:p text:style-name="P30">The images are updated frequently.</text:p>
              </text:list-item>
              <text:list-item>
                <text:p text:style-name="P30">The image installation and update processes are monitored.</text:p>
              </text:list-item>
              <text:list-item>
                <text:p text:style-name="P30">Other requirements by the customer concerning the operating system and dependencies are fulfilled.</text:p>
              </text:list-item>
            </text:list>
          </table:table-cell>
          <table:table-cell table:style-name="Table5.C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/>
      <text:p text:style-name="P14"/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P1">3.8</text:p>
          </table:table-cell>
          <table:table-cell table:style-name="Table6.A1" office:value-type="string">
            <text:p text:style-name="P1">Vulnerability and patch management</text:p>
          </table:table-cell>
          <table:table-cell table:style-name="Table6.C1" office:value-type="string">
            <text:p text:style-name="P2">Notes</text:p>
          </table:table-cell>
        </table:table-row>
        <table:table-row>
          <table:table-cell table:style-name="Table6.A2" office:value-type="string">
            <text:p text:style-name="P12">Vulnerability and patch management: keeping software up-to-date</text:p>
          </table:table-cell>
          <table:table-cell table:style-name="Table6.A2" office:value-type="string">
            <text:list xml:id="list171219100131348" text:continue-numbering="true" text:style-name="L3">
              <text:list-item>
                <text:p text:style-name="P31">Updating and patching of devices and services are applied in a managed manner by both the customer and provider</text:p>
              </text:list-item>
              <text:list-item>
                <text:p text:style-name="P31">Security scans are used to ensure proper update and patch procedures</text:p>
              </text:list-item>
            </text:list>
          </table:table-cell>
          <table:table-cell table:style-name="Table6.C2" office:value-type="string">
            <text:p text:style-name="Table_20_Contents"/>
          </table:table-cell>
        </table:table-row>
        <table:table-row>
          <table:table-cell table:style-name="Table6.A2" office:value-type="string">
            <text:p text:style-name="Table_20_Contents">Reference</text:p>
          </table:table-cell>
          <table:table-cell table:style-name="Table6.A2" office:value-type="string">
            <text:p text:style-name="P11">5.3.8, 3.12.6</text:p>
          </table:table-cell>
          <table:table-cell table:style-name="Table6.C2" office:value-type="string">
            <text:p text:style-name="Table_20_Contents"/>
          </table:table-cell>
        </table:table-row>
        <table:table-row>
          <table:table-cell table:style-name="Table6.A2" office:value-type="string">
            <text:p text:style-name="Table_20_Contents">Examples</text:p>
          </table:table-cell>
          <table:table-cell table:style-name="Table6.A2" office:value-type="string">
            <text:list xml:id="list171218318436752" text:continue-numbering="true" text:style-name="L3">
              <text:list-item>
                <text:p text:style-name="P31">Both the customer and provider have a process to recognize and analyze any vulnerabilities in the systems.</text:p>
              </text:list-item>
              <text:list-item>
                <text:p text:style-name="P31">Updates and patches are applied frequently in a controlled manner.</text:p>
              </text:list-item>
              <text:list-item>
                <text:p text:style-name="P31">Vulnerability scans or equivalent methods are used to verify that all devices and services are up-to-date.</text:p>
              </text:list-item>
              <text:list-item>
                <text:p text:style-name="P31">Patching, updating and scanning are applied to different parts of the infrastructure.</text:p>
              </text:list-item>
            </text:list>
          </table:table-cell>
          <table:table-cell table:style-name="Table6.C2" office:value-type="string">
            <text:p text:style-name="Table_20_Contents"/>
          </table:table-cell>
        </table:table-row>
      </table:table>
      <text:p text:style-name="Standard"/>
      <text:p text:style-name="Standard"/>
      <table:table table:name="Table17" table:style-name="Table17">
        <table:table-column table:style-name="Table17.A"/>
        <table:table-column table:style-name="Table17.B"/>
        <table:table-column table:style-name="Table17.C"/>
        <table:table-row>
          <table:table-cell table:style-name="Table17.A1" office:value-type="string">
            <text:p text:style-name="P1">3.9</text:p>
          </table:table-cell>
          <table:table-cell table:style-name="Table17.A1" office:value-type="string">
            <text:p text:style-name="P1">Log management</text:p>
          </table:table-cell>
          <table:table-cell table:style-name="Table17.C1" office:value-type="string">
            <text:p text:style-name="P2">Notes</text:p>
          </table:table-cell>
        </table:table-row>
        <table:table-row>
          <table:table-cell table:style-name="Table17.A2" office:value-type="string">
            <text:p text:style-name="P12">Log management: securing and gathering logs for tracing and alarms</text:p>
          </table:table-cell>
          <table:table-cell table:style-name="Table17.A2" office:value-type="string">
            <text:list xml:id="list171218990334425" text:continue-numbering="true" text:style-name="L3">
              <text:list-item>
                <text:p text:style-name="P29">Logging is configured</text:p>
              </text:list-item>
              <text:list-item>
                <text:p text:style-name="P29">There is a log filtering and alarming configured</text:p>
              </text:list-item>
              <text:list-item>
                <text:p text:style-name="P29">There is a mechanism in-place to detect and prevent tampering with the log entries</text:p>
              </text:list-item>
              <text:list-item>
                <text:p text:style-name="P29">Logging is done to a remote system</text:p>
              </text:list-item>
              <text:list-item>
                <text:p text:style-name="P29">Custom applications (if applicable) implement their logging according to <text:span text:style-name="T6">an applicable</text:span> standard</text:p>
              </text:list-item>
            </text:list>
          </table:table-cell>
          <table:table-cell table:style-name="Table17.C2" office:value-type="string">
            <text:p text:style-name="Table_20_Contents"/>
          </table:table-cell>
        </table:table-row>
        <table:table-row>
          <table:table-cell table:style-name="Table17.A2" office:value-type="string">
            <text:p text:style-name="Table_20_Contents">Reference</text:p>
          </table:table-cell>
          <table:table-cell table:style-name="Table17.A2" office:value-type="string">
            <text:p text:style-name="P8">3.12.7</text:p>
          </table:table-cell>
          <table:table-cell table:style-name="Table17.C2" office:value-type="string">
            <text:p text:style-name="Table_20_Contents"/>
          </table:table-cell>
        </table:table-row>
        <table:table-row>
          <table:table-cell table:style-name="Table17.A2" office:value-type="string">
            <text:p text:style-name="Table_20_Contents">Examples</text:p>
          </table:table-cell>
          <table:table-cell table:style-name="Table17.A2" office:value-type="string">
            <text:list xml:id="list171218622419443" text:continue-numbering="true" text:style-name="L3">
              <text:list-item>
                <text:p text:style-name="P29"><text:span text:style-name="T7">Logging</text:span> is configured <text:span text:style-name="T5">and</text:span> not left on defaults.</text:p>
              </text:list-item>
              <text:list-item>
                <text:p text:style-name="P29">SIEM system or similar log filtering and analysis tool is deployed.</text:p>
              </text:list-item>
              <text:list-item>
                <text:p text:style-name="P29"><text:span text:style-name="T7">Logging</text:span> is configured to sen<text:span text:style-name="T6">d</text:span> logs to <text:span text:style-name="T5">a</text:span> remo<text:span text:style-name="T4">t</text:span>e <text:span text:style-name="T7">log</text:span> server.</text:p>
              </text:list-item>
              <text:list-item>
                <text:p text:style-name="P29">Logging is part of <text:span text:style-name="T6">the</text:span> specification of <text:span text:style-name="T5">the</text:span> custom application.</text:p>
              </text:list-item>
            </text:list>
          </table:table-cell>
          <table:table-cell table:style-name="Table17.C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3T11:44:42.484382912</meta:creation-date>
    <dc:date>2019-04-08T17:12:17.080389557</dc:date>
    <meta:editing-duration>PT2H55M53S</meta:editing-duration>
    <meta:editing-cycles>17</meta:editing-cycles>
    <meta:generator>LibreOffice/6.0.7.3$Linux_X86_64 LibreOffice_project/00m0$Build-3</meta:generator>
    <meta:document-statistic meta:table-count="17" meta:image-count="0" meta:object-count="0" meta:page-count="12" meta:paragraph-count="270" meta:word-count="2111" meta:character-count="13454" meta:non-whitespace-character-count="11756"/>
  </office:meta>
</office:document-meta>
</file>